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5.022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2.184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0.961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3.106cm" fo:break-before="auto" style:use-optimal-row-height="true"/>
    </style:style>
    <style:style style:name="ro17" style:family="table-row">
      <style:table-row-properties style:row-height="2.552cm" fo:break-before="auto" style:use-optimal-row-height="true"/>
    </style:style>
    <style:style style:name="ro18" style:family="table-row">
      <style:table-row-properties style:row-height="4.396cm" fo:break-before="auto" style:use-optimal-row-height="true"/>
    </style:style>
    <style:style style:name="ro19" style:family="table-row">
      <style:table-row-properties style:row-height="5.265cm" fo:break-before="auto" style:use-optimal-row-height="true"/>
    </style:style>
    <style:style style:name="ro20" style:family="table-row">
      <style:table-row-properties style:row-height="6.133cm" fo:break-before="auto" style:use-optimal-row-height="true"/>
    </style:style>
    <style:style style:name="ro21" style:family="table-row">
      <style:table-row-properties style:row-height="3.526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1.579cm" fo:break-before="auto" style:use-optimal-row-height="true"/>
    </style:style>
    <style:style style:name="ro24" style:family="table-row">
      <style:table-row-properties style:row-height="2.369cm" fo:break-before="auto" style:use-optimal-row-height="true"/>
    </style:style>
    <style:style style:name="ro25" style:family="table-row">
      <style:table-row-properties style:row-height="2.658cm" fo:break-before="auto" style:use-optimal-row-height="true"/>
    </style:style>
    <style:style style:name="ro26" style:family="table-row">
      <style:table-row-properties style:row-height="2.448cm" fo:break-before="auto" style:use-optimal-row-height="true"/>
    </style:style>
    <style:style style:name="ro27" style:family="table-row">
      <style:table-row-properties style:row-height="1.05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3.605cm" fo:break-before="auto" style:use-optimal-row-height="true"/>
    </style:style>
    <style:style style:name="ro37" style:family="table-row">
      <style:table-row-properties style:row-height="0.736cm" fo:break-before="auto" style:use-optimal-row-height="true"/>
    </style:style>
    <style:style style:name="ro38" style:family="table-row">
      <style:table-row-properties style:row-height="1.526cm" fo:break-before="auto" style:use-optimal-row-height="true"/>
    </style:style>
    <style:style style:name="ro39" style:family="table-row">
      <style:table-row-properties style:row-height="0.75cm" fo:break-before="auto" style:use-optimal-row-height="true"/>
    </style:style>
    <style:style style:name="ro40" style:family="table-row">
      <style:table-row-properties style:row-height="1.42cm" fo:break-before="auto" style:use-optimal-row-height="true"/>
    </style:style>
    <style:style style:name="ro41" style:family="table-row">
      <style:table-row-properties style:row-height="3.21cm" fo:break-before="auto" style:use-optimal-row-height="true"/>
    </style:style>
    <style:style style:name="ro42" style:family="table-row">
      <style:table-row-properties style:row-height="1.552cm" fo:break-before="auto" style:use-optimal-row-height="true"/>
    </style:style>
    <style:style style:name="ro43" style:family="table-row">
      <style:table-row-properties style:row-height="1.342cm" fo:break-before="auto" style:use-optimal-row-height="true"/>
    </style:style>
    <style:style style:name="ro44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1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2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5" style:family="table-cell" style:parent-style-name="Default">
      <style:table-cell-properties fo:wrap-option="wrap" fo:border="0.002cm solid #000000"/>
      <style:text-properties style:font-name="Arial" fo:font-size="17pt" style:font-size-asian="13pt" style:font-name-complex="Arial" style:font-size-complex="22pt" style:language-complex="en" style:country-complex="US"/>
    </style:style>
    <style:style style:name="ce36" style:family="table-cell" style:parent-style-name="Default">
      <style:table-cell-properties fo:wrap-option="wrap" fo:border="0.002cm solid #000000"/>
      <style:text-properties style:font-name="Arial" fo:font-size="16pt" style:font-size-asian="16pt" style:font-name-complex="Arial" style:font-size-complex="22pt" style:language-complex="en" style:country-complex="US"/>
    </style:style>
    <style:style style:name="ce37" style:family="table-cell" style:parent-style-name="Default">
      <style:table-cell-properties fo:wrap-option="wrap" fo:border="0.002cm solid #000000"/>
      <style:text-properties style:font-name="Arial" fo:font-size="18pt" style:font-size-asian="22pt" style:font-name-complex="Arial" style:font-size-complex="22pt" style:language-complex="en" style:country-complex="US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7pt" style:font-size-asian="17pt" style:font-name-complex="Arial" style:font-size-complex="22pt" style:language-complex="en" style:country-complex="US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6pt" style:font-size-asian="22pt" style:font-name-complex="Arial" style:font-size-complex="22pt" style:language-complex="en" style:country-complex="US"/>
    </style:style>
    <style:style style:name="ce40" style:family="table-cell" style:parent-style-name="Default">
      <style:table-cell-properties fo:wrap-option="wrap" fo:border="0.002cm solid #000000"/>
      <style:text-properties style:font-name="Arial" fo:font-size="17pt" style:font-size-asian="22pt" style:font-name-complex="Arial" style:font-size-complex="22pt" style:language-complex="en" style:country-complex="US"/>
    </style:style>
    <style:style style:name="ce41" style:family="table-cell" style:parent-style-name="Default">
      <style:table-cell-properties fo:wrap-option="wrap" fo:border="0.002cm solid #000000"/>
      <style:text-properties style:font-name="Arial" fo:font-size="22pt" style:font-size-asian="17pt" style:font-name-complex="Arial" style:font-size-complex="22pt" style:language-complex="en" style:country-complex="US"/>
    </style:style>
    <style:style style:name="ce42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47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48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49" style:family="table-cell" style:parent-style-name="Default">
      <style:table-cell-properties fo:wrap-option="wrap" fo:border="0.002cm solid #000000"/>
      <style:text-properties style:font-name="Consolas" fo:font-size="22pt" style:font-size-asian="20pt" style:font-size-complex="14pt"/>
    </style:style>
    <style:style style:name="ce50" style:family="table-cell" style:parent-style-name="Default">
      <style:table-cell-properties fo:wrap-option="wrap" fo:border="0.002cm solid #000000"/>
      <style:text-properties style:font-name="Consolas" fo:font-size="14pt" style:font-size-asian="20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14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54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55" style:family="table-cell" style:parent-style-name="Default">
      <style:table-cell-properties fo:wrap-option="wrap" fo:border="0.002cm solid #000000"/>
      <style:text-properties style:font-name="Arial" fo:font-size="14pt" style:font-size-asian="17pt" style:font-size-complex="14pt"/>
    </style:style>
    <style:style style:name="ce56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5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7pt" style:font-size-complex="14pt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9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0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5-01T11:20:39.88">
            <text:p>2021/5/1 11:20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5-01T11:20:39.88">
            <text:p>0501 <text:s/>1120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0:39.89">
            <text:p>0501 <text:s/>1120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5-01T11:20:39.89">
            <text:p>2021/5/1 11:20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5-01T11:20:39.89">
            <text:p>2021/5/1 11:20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5-01T11:20:39.92">
            <text:p>2021/5/1 11:20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0:39.95">
            <text:p>0501 <text:s/>1120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0:39.95">
            <text:p>0501 <text:s/>1120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5-01T11:20:39.95">
            <text:p>0501 <text:s/>1120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5-01T11:20:39.96">
            <text:p>0501 <text:s/>1120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5-01T11:20:39.96">
            <text:p>0501 <text:s/>1120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0:39.96">
            <text:p>0501 <text:s/>1120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0:39.96">
            <text:p>0501 <text:s/>1120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0:39.97">
            <text:p>0501 <text:s/>1120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5-01T11:20:39.97">
            <text:p>0501 <text:s/>1120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5-01">
            <text:p>5月1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5-01T11:20:39.97">
            <text:p>0501 <text:s/>1120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0:39.97">
            <text:p>0501 <text:s/>1120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5-01T11:20:39.98">
            <text:p>0501 <text:s/>1120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table:style-name="ce10" table:formula="of:=NOW()" office:value-type="date" office:date-value="2021-05-01T11:20:39.98">
            <text:p>0501 <text:s/>1120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7]);&quot;)&quot;)" office:value-type="string" office:string-value="(5)">
            <text:p>(5)</text:p>
          </table:table-cell>
          <table:table-cell table:style-name="ce20" table:formula="of:=CONCATENATE(&quot;(&quot;;COUNTA([.B3:.B7]);&quot;)&quot;)" office:value-type="string" office:string-value="(0)">
            <text:p>(0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7]);&quot;)&quot;)" office:value-type="string" office:string-value="s.n. (0)">
            <text:p>s.n. (0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written</text:p>
          </table:table-cell>
          <table:table-cell table:style-name="ce22" table:number-columns-repeated="2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/>
          <table:table-cell table:style-name="ce23" office:value-type="date" office:date-value="2021-04-29T15:15:36.43">
            <text:p>0429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23" office:value-type="date" office:date-value="2021-03-25T13:08:31.82">
            <text:p>0325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5">
            <text:p>0501 <text:s/>1120</text:p>
          </table:table-cell>
          <table:table-cell table:number-columns-repeated="1011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1"/>
          <table:table-cell table:style-name="ce23"/>
          <table:table-cell table:style-name="ce25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5">
            <text:p>0501 <text:s/>1120</text:p>
          </table:table-cell>
          <table:table-cell table:number-columns-repeated="1011"/>
        </table:table-row>
        <table:table-row table:style-name="ro5">
          <table:table-cell table:style-name="ce21" office:value-type="float" office:value="3">
            <text:p>3</text:p>
          </table:table-cell>
          <table:table-cell table:style-name="ce21"/>
          <table:table-cell table:style-name="ce23" office:value-type="date" office:date-value="2021-05-01T10:24:21.49">
            <text:p>0501</text:p>
          </table:table-cell>
          <table:table-cell table:style-name="ce25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5">
            <text:p>0501 <text:s/>1120</text:p>
          </table:table-cell>
          <table:table-cell table:number-columns-repeated="1011"/>
        </table:table-row>
        <table:table-row table:style-name="ro4">
          <table:table-cell table:style-name="ce21" office:value-type="float" office:value="4">
            <text:p>4</text:p>
          </table:table-cell>
          <table:table-cell table:style-name="ce21"/>
          <table:table-cell table:style-name="ce23" office:value-type="date" office:date-value="2021-05-01T10:43:01.47">
            <text:p>0501</text:p>
          </table:table-cell>
          <table:table-cell table:style-name="ce25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5">
            <text:p>0501 <text:s/>1120</text:p>
          </table:table-cell>
          <table:table-cell table:number-columns-repeated="1011"/>
        </table:table-row>
        <table:table-row table:style-name="ro6">
          <table:table-cell table:style-name="ce21" office:value-type="float" office:value="5">
            <text:p>5</text:p>
          </table:table-cell>
          <table:table-cell table:style-name="ce21"/>
          <table:table-cell table:style-name="ce23" office:value-type="date" office:date-value="2021-05-01T10:43:01.47">
            <text:p>0501</text:p>
          </table:table-cell>
          <table:table-cell table:style-name="ce25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8">
            <text:p>8</text:p>
          </table:table-cell>
          <table:table-cell table:style-name="ce21"/>
          <table:table-cell table:style-name="ce23" office:value-type="date" office:date-value="2021-05-01T10:57:49.5">
            <text:p>0501</text:p>
          </table:table-cell>
          <table:table-cell table:style-name="ce25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9">
            <text:p>9</text:p>
          </table:table-cell>
          <table:table-cell table:style-name="ce21"/>
          <table:table-cell table:style-name="ce23" office:value-type="date" office:date-value="2021-05-01T11:06:58.59">
            <text:p>0501</text:p>
          </table:table-cell>
          <table:table-cell table:style-name="ce25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0">
            <text:p>10</text:p>
          </table:table-cell>
          <table:table-cell table:style-name="ce21"/>
          <table:table-cell table:style-name="ce23" office:value-type="date" office:date-value="2021-05-01T11:18:36.9">
            <text:p>0501</text:p>
          </table:table-cell>
          <table:table-cell table:style-name="ce25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1">
            <text:p>11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2">
            <text:p>12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3">
            <text:p>13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4">
            <text:p>14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1011"/>
        </table:table-row>
        <table:table-row table:style-name="ro4">
          <table:table-cell table:style-name="ce21" table:formula="of:=ROW()" office:value-type="float" office:value="15">
            <text:p>15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5-01T11:20:40.06">
            <text:p>0501 <text:s/>112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1T11:20:40.06">
            <text:p>2021/5/1 11:20</text:p>
          </table:table-cell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5-01T11:20:40.06">
            <text:p>0501 <text:s/>1120</text:p>
          </table:table-cell>
          <table:table-cell table:style-name="ce24" table:formula="of:=NOW()" office:value-type="date" office:date-value="2021-05-01T11:20:40.06">
            <text:p>0501 <text:s/>1120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5-01T11:20:40.06">
            <text:p>0501 <text:s/>112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7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12" table:default-cell-style-name="ce19"/>
        <table:table-column table:style-name="co13" table:default-cell-style-name="ce19"/>
        <table:table-column table:style-name="co15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28" table:number-columns-repeated="2"/>
          <table:table-cell table:style-name="ce23" office:value-type="date" office:date-value="2021-03-25T13:08:31.82">
            <text:p>0325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5">
            <text:p>0501 <text:s/>1120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6">
            <text:p>0501 <text:s/>112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6">
            <text:p>0501 <text:s/>1120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1" office:value-type="string">
            <text:p>كان يوم الأربعاء.</text:p>
          </table:table-cell>
          <table:table-cell table:style-name="ce42" office:value-type="string">
            <text:p>arbiAAI</text:p>
          </table:table-cell>
          <table:table-cell table:style-name="ce42" office:value-type="string">
            <text:p>it was wednesda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45" office:value-type="string">
            <text:p>it was wednesda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ارس.</text:p>
          </table:table-cell>
          <table:table-cell table:style-name="ce21"/>
          <table:table-cell table:style-name="ce28" office:value-type="string">
            <text:p>march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<text:s/>먼저부터 지상에. / 마케가 내려왔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운동장에서는, 아버지와 아들 일까. / 배팅 연습을 하고 있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i shaku. dla obu, ćwiczyłem wydmuchanie wysokich dźwięków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gwizdek palcem / znów ćwiczyłem. wczoraj, dźwięk gwizdku nie wyszedł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/ więc, szukałem formy, która mogłaby wywołać dźwięk gwizdk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6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43" office:value-type="string">
            <text:p>i raise one leg, put the foot fingers on an open space of the shelf.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7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7">
            <text:p>0501 <text:s/>1120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8">
            <text:p>0501 <text:s/>1120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45" office:value-type="string">
            <text:p>I did not go to stores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8">
            <text:p>0501 <text:s/>1120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8">
            <text:p>0501 <text:s/>1120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45" office:value-type="string">
            <text:p>two cats in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8">
            <text:p>0501 <text:s/>1120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45" office:value-type="string">
            <text:p>I give food to them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8">
            <text:p>0501 <text:s/>1120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8">
            <text:p>0501 <text:s/>1120</text:p>
          </table:table-cell>
          <table:table-cell table:number-columns-repeated="1011"/>
        </table:table-row>
        <table:table-row table:style-name="ro18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8">
            <text:p>0501 <text:s/>1120</text:p>
          </table:table-cell>
          <table:table-cell table:number-columns-repeated="1011"/>
        </table:table-row>
        <table:table-row table:style-name="ro14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znowu ćwiczenia wysokich dźwięków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8">
            <text:p>0501 <text:s/>1120</text:p>
          </table:table-cell>
          <table:table-cell table:number-columns-repeated="1011"/>
        </table:table-row>
        <table:table-row table:style-name="ro19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20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43" office:value-type="string">
            <text:p>any sound that comes well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21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po trzecie, kiedy wydmucham inne dziury, <text:s/>zmieniam kształt mojego usta, odpowiednio.</text:p>
          </table:table-cell>
          <table:table-cell table:style-name="ce43" office:value-type="string">
            <text:p>thirdly, when i blow other holes, i change the shape of my mouth accordingly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22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23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昨天呢，代替这种方法，我把腰部稍微向前倾斜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23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做这样，我感觉，尾骨和它周边上在加上的上身重量压力， 这条压力有所减少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15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пятница, 26 Марта. / пого'да хоро'шая. дождя' нет.</text:p>
          </table:table-cell>
          <table:table-cell table:style-name="ce43" office:value-type="string">
            <text:p>dobra pogoda. nie ma deszczu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15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ошел в парк. / там, две кошки. / Я даю' им е'ду.</text:p>
          </table:table-cell>
          <table:table-cell table:style-name="ce43" office:value-type="string">
            <text:p>Daję im jedzenie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15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جمعة، ٢٦ مارس.</text:p>
          </table:table-cell>
          <table:table-cell table:style-name="ce43" office:value-type="string">
            <text:p>yawm'l'jumA / a'thaadis wa'l'ashriyn</text:p>
          </table:table-cell>
          <table:table-cell table:style-name="ce45" office:value-type="string">
            <text:p>it was friday, march 26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15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عطي الطعام للقطط في الحديقة</text:p>
          </table:table-cell>
          <table:table-cell table:style-name="ce43" office:value-type="string">
            <text:p>aAt^iy / a't^aAAma[food / lil'qit^at^i</text:p>
          </table:table-cell>
          <table:table-cell table:style-name="ce45" office:value-type="string">
            <text:p>i give food to the cats in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19">
            <text:p>0501 <text:s/>1120</text:p>
          </table:table-cell>
          <table:table-cell table:number-columns-repeated="1011"/>
        </table:table-row>
        <table:table-row table:style-name="ro13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‍جمعه ۲۶ مارس بود.</text:p>
          </table:table-cell>
          <table:table-cell table:style-name="ce43" office:value-type="string">
            <text:p>joom'e / biyst wa'sheesh</text:p>
          </table:table-cell>
          <table:table-cell table:style-name="ce45" office:value-type="string">
            <text:p>it was friday, march 26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24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ی بود باران نمی بارد.</text:p>
          </table:table-cell>
          <table:table-cell table:style-name="ce43" office:value-type="string">
            <text:p>havoo[weather / xuubiy / buwt / baaraan / nemiy[no / ?</text:p>
          </table:table-cell>
          <table:table-cell table:style-name="ce45" office:value-type="string">
            <text:p>it was a fine weather. no rain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21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21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15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jeszcze raz, ćwiczenia wysokich dźwięków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15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ym razem, od początku, mogłem wydmuchać wysokich dźwięki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21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miałem na myśli to, że wydmucham każdą nutę na chwilę. to znaczy, zaczynam wydmuchać, i przez kilka secund wydmucham ciągle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25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robiącem to, zamierzam, aby moje mieśnie wokół ust rozwijały się w określonym kształcie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22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再次，关于腰部的记录。痛苦继续。前天开始的方法，把腰部向前倾斜。这方法呢，昨天也继续实践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26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14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суббо'та, 27 марта.</text:p>
          </table:table-cell>
          <table:table-cell table:style-name="ce43" office:value-type="string">
            <text:p>dvatsat` shiem`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14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ошел в парк снова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14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Я даю' е'ду двум кошкам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15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ката'юшь на велосипе'де, когда хожу' в парк.</text:p>
          </table:table-cell>
          <table:table-cell table:style-name="ce43"/>
          <table:table-cell table:style-name="ce45" office:value-type="string">
            <text:p>i ride bicycle when i go to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24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سبت، ٢٧ مارس.</text:p>
          </table:table-cell>
          <table:table-cell table:style-name="ce43" office:value-type="string">
            <text:p>dhaliyka / yawma'sapti / a'saaba wa'al'ashriyn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">
            <text:p>0501 <text:s/>1120</text:p>
          </table:table-cell>
          <table:table-cell table:number-columns-repeated="1011"/>
        </table:table-row>
        <table:table-row table:style-name="ro14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رة أخرى، ذهبت إلى الحديقة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5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أعطي الطعام للقطط.</text:p>
          </table:table-cell>
          <table:table-cell table:style-name="ce43" office:value-type="string">
            <text:p>aAt^iy / a't^aAAma / lil'qit^at^i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5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أسمائهم كورو وميكي، على التوالي.</text:p>
          </table:table-cell>
          <table:table-cell table:style-name="ce43" office:value-type="string">
            <text:p>asmaUhum[their-names / AAlaa'tawaaliy</text:p>
          </table:table-cell>
          <table:table-cell table:style-name="ce45" office:value-type="string">
            <text:p>their names are kuro and mike, respectivel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3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، ۲۷ مارس بود.</text:p>
          </table:table-cell>
          <table:table-cell table:style-name="ce43" office:value-type="string">
            <text:p>biyst wa'haaft</text:p>
          </table:table-cell>
          <table:table-cell table:style-name="ce45" office:value-type="string">
            <text:p>it was saturday, march 27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3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ي بود.</text:p>
          </table:table-cell>
          <table:table-cell table:style-name="ce43"/>
          <table:table-cell table:style-name="ce45" office:value-type="string">
            <text:p>it was a fine weather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در اتاق گرم بود.</text:p>
          </table:table-cell>
          <table:table-cell table:style-name="ce43" office:value-type="string">
            <text:p>dar / otaa_Ge / gjarm</text:p>
          </table:table-cell>
          <table:table-cell table:style-name="ce45" office:value-type="string">
            <text:p>It was warm in the room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비가 좀 내리고 있었다. 우산을 가지고 집에서 나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마지막으로, 고체를 준 후. 미케에게 두 번째의 고체를 주려고하면, 지상에 내려와 버린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짧은 동안 다시 마사지를 한다. 그 후 미케의 몸을 안고 옹벽에 올린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그 때, 미케의 몸이 옹벽에 건드리지 직전, 미케가 "냐아아아" 라고 큰 소리를 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나는 상관없이, 그대로 마케를 옹벽에 올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ćwiczenia dla, znów, wysokich dźwięków. tym razem, wydmuchać wysokich i nieskich dźwięków, kolejno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chodzi o to, że przejście od niskiego dźwięku do wysokiego. dokonujesz tego przejścia bardzo powoli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1">
            <text:p>0501 <text:s/>1120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어제는 미케도 자꾸 "뒹굴" 을 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먹이주기 시작했을 당시, 미케는 내가 옹벽에 가면, 자꾸 큰 소리로 울리고 있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버려진 것에 의해 아마도 느꼈을 두려움. 그 두려움에서 이럭저럭 벗어나고 싶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지금은, 예를 들어, 어제는, 고체를 <text:s/>내가 주는 걸 기다리고 있을 때, 미케는 나를 보고 있었다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32" office:value-type="string">
            <text:p>/ 그 때, 미케의 눈은 홍채 부분이 검은 색이다. 즉, 초점을 나에게 맞추고 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다시, 산책 갈 때, 미케가 자꾸 "뒹굴" 을 한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27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응석을 나타내는 행동의 하나 일 것이다.</text:p>
          </table:table-cell>
          <table:table-cell table:style-name="ce43" office:value-type="string">
            <text:p>甘えを表す行動の一つなのだろう。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43" office:value-type="string">
            <text:p>昨日、気づいたこと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이렇게 생각하면, 혹시 크로도 자기의 감정을 얼려지고 있는지도 모른다.</text:p>
          </table:table-cell>
          <table:table-cell table:style-name="ce43" office:value-type="string">
            <text:p>このように考えると、もしかしたらクロも自分の感情を凍らているのかもしれない。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muzyka : wczoraj zacząłem koto. znowu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użyłem łuku do wydawania dźwięków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obejrzałem jeden wideo, któregoś dnia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wideo, w który osoba zagrał koreański koto z łukiem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pierwotnie, mi się podobało dźwięki skrzypiec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więc, kiedy obejrzałem te wideo, myślałem o zagraniu japoński koto w taki sposób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在继续。昨天呢，但是，尝试一个新的对策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第一。我将我的上半身向前弯wan1曲qu1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5-01T11:20:40.22">
            <text:p>0501 <text:s/>1120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做这样，坐zuo4骨的下端，它被披露而靠近皮肤fu1表面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在这个时候，我按摩mo2坐骨下端的外边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可能，该部分的肌肉成为僵jiang1硬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因此，简单的普通的拉伸运动，不会让该肌肉松动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znowu. tym razem bez nagrania zagrania. / używałem łuku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łuku, którego używają w koreańskim koto "adzieng". 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en łuk mógłby być trochę krótszy niż ten używany w skrzypcach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.</text:p>
          </table:table-cell>
          <table:table-cell table:style-name="ce43" office:value-type="string">
            <text:p>arbiAAI[wednesda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ذهب إلى الحديقة، مرة أخرى.</text:p>
          </table:table-cell>
          <table:table-cell table:style-name="ce43" office:value-type="string">
            <text:p>a'dhahabu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ذهب إلى المتاجر.</text:p>
          </table:table-cell>
          <table:table-cell table:style-name="ce43" office:value-type="string">
            <text:p>adhahab / mataadhiri[store</text:p>
          </table:table-cell>
          <table:table-cell table:style-name="ce45" office:value-type="string">
            <text:p>Nie chodziłem do sklepów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، چهارشنبه، ۳۰ <text:s/>(سی) مارس بود.</text:p>
          </table:table-cell>
          <table:table-cell table:style-name="ce43" office:value-type="string">
            <text:p>sii[thirt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، دو گربه در پارک.</text:p>
          </table:table-cell>
          <table:table-cell table:style-name="ce43" office:value-type="string">
            <text:p>korb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به آنها غذا می دهم.</text:p>
          </table:table-cell>
          <table:table-cell table:style-name="ce43" office:value-type="string">
            <text:p>ah'haa[them / gadhoo[food / dahoom[giv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znów. kiedy skończyłem sesję, minęła około jednej godziny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skomponowałem kolejną nową melodię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ćwiczyłem dziś szybką grę. / trzy notatki. zagrałem je szybko z rzędu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，在继续。腿部的小而无数的刺痛。昨天没有。这一点，让我舒服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вчера, был че'тверг[thursday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пре'жде чем я пойду в парк, я поше'л в ма'газин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 پنجشنبه بود.</text:p>
          </table:table-cell>
          <table:table-cell table:style-name="ce43" office:value-type="string">
            <text:p>thursday</text:p>
          </table:table-cell>
          <table:table-cell table:style-name="ce45" office:value-type="string">
            <text:p>it was thursday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به پارک رفتم.</text:p>
          </table:table-cell>
          <table:table-cell table:style-name="ce43" office:value-type="string">
            <text:p>raftam[went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٢ أبريل</text:p>
          </table:table-cell>
          <table:table-cell table:style-name="ce43"/>
          <table:table-cell table:style-name="ce45" office:value-type="string">
            <text:p>it was thursday, april 2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내려오지 않았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nie zrobiłem. shaku, nie także. / shino : ćwiczenia dla wysokich dźwięków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w ostatnich minutach, ćwiczenie dla sposoby wydmuchania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<text:s text:c="2"/>كان ذلك يوم السبت، الثاني من ابريل.</text:p>
          </table:table-cell>
          <table:table-cell table:style-name="ce43" office:value-type="string">
            <text:p>dhaliyka / yawma'sapti /</text:p>
          </table:table-cell>
          <table:table-cell table:style-name="ce45" office:value-type="string">
            <text:p>it was saturday, april seco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للعمل</text:p>
          </table:table-cell>
          <table:table-cell table:style-name="ce43" office:value-type="string">
            <text:p>lil'AAmali</text:p>
          </table:table-cell>
          <table:table-cell table:style-name="ce45" office:value-type="string">
            <text:p>I went to wo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كان الطقس جيدًا.</text:p>
          </table:table-cell>
          <table:table-cell table:style-name="ce43" office:value-type="string">
            <text:p>al't^aqsu / dhayiidan</text:p>
          </table:table-cell>
          <table:table-cell table:style-name="ce45" office:value-type="string">
            <text:p>it was a fine weather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 بود. دوم آوريل بود.</text:p>
          </table:table-cell>
          <table:table-cell table:style-name="ce43" office:value-type="string">
            <text:p>duvom / avriyl</text:p>
          </table:table-cell>
          <table:table-cell table:style-name="ce45" office:value-type="string">
            <text:p>it was saturday, april seco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ي بود. باران نمی بارد.</text:p>
          </table:table-cell>
          <table:table-cell table:style-name="ce43" office:value-type="string">
            <text:p>havoo[weather / xuubiy / buwt / baaraan / nemiy[no / ?</text:p>
          </table:table-cell>
          <table:table-cell table:style-name="ce45" office:value-type="string">
            <text:p>it was a fine weather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رفتم سر کار.</text:p>
          </table:table-cell>
          <table:table-cell table:style-name="ce43" office:value-type="string">
            <text:p>saru / kaar[job</text:p>
          </table:table-cell>
          <table:table-cell table:style-name="ce45" office:value-type="string">
            <text:p>I went to wo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비가 내리고 있었다. / 울타리를 통해 페이스트를 주었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znów shino. po długim czasie, nagrałem zagrania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w tych filmach, nie mówiłem wiele. tylko poinformowałem o numerze seryjnym filmu. a potem, prostu, zagrałem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. ٤ أبريل.</text:p>
          </table:table-cell>
          <table:table-cell table:style-name="ce43" office:value-type="string">
            <text:p>axadi / a'rabaA[fourth</text:p>
          </table:table-cell>
          <table:table-cell table:style-name="ce45" office:value-type="string">
            <text:p>it was sunday, april 4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يکشنبه، ۴ آوريل یود.</text:p>
          </table:table-cell>
          <table:table-cell table:style-name="ce43" office:value-type="string">
            <text:p>chahaarom[fourth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طرت في المساء.</text:p>
          </table:table-cell>
          <table:table-cell table:style-name="ce44" office:value-type="string">
            <text:p>amt^art / fiy'l'masaaI</text:p>
          </table:table-cell>
          <table:table-cell table:style-name="ce45" office:value-type="string">
            <text:p>I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عصر باريدم </text:p>
          </table:table-cell>
          <table:table-cell table:style-name="ce44" office:value-type="string">
            <text:p>aasr / baariydam(?)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вчера было воскресенье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还继续。还厉害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먼저부터 지상에. / 내가 크로에 가까워진 때 이미 미케가 이쪽으로 달려오는 중이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zacząłem ćwiczenia dla zagranienia skal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to znaczy, konkretnie, co zrobiłem wczoraj. / pierwszej wydmuchałem cztery nuty z rzędu w skali D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a potem, te same nuty w skali E. a potem dalej, w skali F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اثنين، السادس من أبريل.</text:p>
          </table:table-cell>
          <table:table-cell table:style-name="ce44" office:value-type="string">
            <text:p>ithnayni / a'saadisi</text:p>
          </table:table-cell>
          <table:table-cell table:style-name="ce45" office:value-type="string">
            <text:p>it was monday, april six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وشنبه بود، ششم آوریل.</text:p>
          </table:table-cell>
          <table:table-cell table:style-name="ce44" office:value-type="string">
            <text:p>shesh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لم تمطر في المساء.</text:p>
          </table:table-cell>
          <table:table-cell table:style-name="ce44" office:value-type="string">
            <text:p>tamt^ir</text:p>
          </table:table-cell>
          <table:table-cell table:style-name="ce45" office:value-type="string">
            <text:p>it did not rain in the evening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غروب باران نمی بارد. </text:p>
          </table:table-cell>
          <table:table-cell table:style-name="ce44" office:value-type="string">
            <text:p>Guruwb / nemi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понеде'льник, шесто'го апре'ля.</text:p>
          </table:table-cell>
          <table:table-cell table:style-name="ce44"/>
          <table:table-cell table:style-name="ce45" office:value-type="string">
            <text:p>it was monday, april six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我开始别的新的拉伸运动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这个运动呢，三个部分而构成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산책 때 크로에게 두 번째의 포옹을 주었다. / 제1회는 크로가 나에게 달려올 때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jak zwykle, ćwiczenia. co nowego to, że próbowałem tak zwanego, "alternatywnego palcowania". bardzo interesjący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nowe palcowanie : położyję palce na tych dziurach : od dziury dwa do dziury siedem, cał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ثلاثاء، السادس من أبريل.</text:p>
          </table:table-cell>
          <table:table-cell table:style-name="ce44" office:value-type="string">
            <text:p>thlathaaI</text:p>
          </table:table-cell>
          <table:table-cell table:style-name="ce45" office:value-type="string">
            <text:p>it was tuesday, april six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سهشنبه بود، ششم آوريل</text:p>
          </table:table-cell>
          <table:table-cell table:style-name="ce44" office:value-type="string">
            <text:p>sheshae: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كان الطقس جيدًا.</text:p>
          </table:table-cell>
          <table:table-cell table:style-name="ce44" office:value-type="string">
            <text:p>dhayiidan</text:p>
          </table:table-cell>
          <table:table-cell table:style-name="ce45" office:value-type="string">
            <text:p>weather was fin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 بود.</text:p>
          </table:table-cell>
          <table:table-cell table:style-name="ce44" office:value-type="string">
            <text:p>xuwb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 вторник, шесто'го апреля.</text:p>
          </table:table-cell>
          <table:table-cell table:style-name="ce44"/>
          <table:table-cell table:style-name="ce45" office:value-type="string">
            <text:p>it was tuesday, april six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腰部的痛苦太厉害。我不得不几次躺tang3在地板上。不能继续站立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ćwiczenia dla wysokich dźwięków, to znaczy, dla nich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myślę, że wczoraj doszedłem do kolejnego objawienia, dotyczącego kształtu us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swoiście, kształtu dla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była środa, siódmy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، السابع من أبريل.</text:p>
          </table:table-cell>
          <table:table-cell table:style-name="ce44" office:value-type="string">
            <text:p>a'saabiAU</text:p>
          </table:table-cell>
          <table:table-cell table:style-name="ce45" office:value-type="string">
            <text:p>it was wednesday, april sev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شنبه، هفتم آوريل بود.</text:p>
          </table:table-cell>
          <table:table-cell table:style-name="ce44" office:value-type="string">
            <text:p>haf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مرة أخرى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继续。／ 很久我没有理会这个痛苦。不照顾我自己的身体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реда, седьмо'е апреля.</text:p>
          </table:table-cell>
          <table:table-cell table:style-name="ce44"/>
          <table:table-cell table:style-name="ce45" office:value-type="string">
            <text:p>it was wednesday, april sev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</text:p>
          </table:table-cell>
          <table:table-cell table:style-name="ce44" office:value-type="string">
            <text:p>Znowu poszedłem do parku.</text:p>
          </table:table-cell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한 젊은 남자가 운동장의 남서 쪽 구석, 항상 내가 옹벽으로 갈 길 근처에서 공을 차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그래서 나는 운동장 중앙 근처를 통해 옹벽으로 갔다. /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크로는 이미 지상에 내려오고 있었다. / 미케가 곧 이어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크로는 어제는 마사지 때 미케가 근처에 오면 "후우우" 라고 신음을 올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czwartek, ósmy kwietnia</text:p>
          </table:table-cell>
          <table:table-cell table:style-name="ce44"/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akże, doposzedłem kolejny nowy sposób. tym razem sposób dla dźwięku A-flat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الثامن من نيسان.</text:p>
          </table:table-cell>
          <table:table-cell table:style-name="ce44" office:value-type="string">
            <text:p>a'thaamini / niysaan</text:p>
          </table:table-cell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شنبه، هشتم آوريل بود.</text:p>
          </table:table-cell>
          <table:table-cell table:style-name="ce44" office:value-type="string">
            <text:p>hash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 بود.</text:p>
          </table:table-cell>
          <table:table-cell table:style-name="ce44"/>
          <table:table-cell table:style-name="ce45" office:value-type="string">
            <text:p>the weather was fine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الطقس كان جيدًا.</text:p>
          </table:table-cell>
          <table:table-cell table:style-name="ce44" office:value-type="string">
            <text:p>dhayiida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'тверг, восьмо'е апреля.</text:p>
          </table:table-cell>
          <table:table-cell table:style-name="ce44"/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 / я не ходи'л в мага'зин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昨天星期五， 四月八日。／ 我的腰部的痛苦继续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我继续阅读文件。关于二氧化碳tan4的文件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45" office:value-type="string">
            <text:p>Dotykam swojego ramienia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44" office:value-type="string">
            <text:p>Czekał na jedzenie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piątek, dziewiąty kwietnia.</text:p>
          </table:table-cell>
          <table:table-cell table:style-name="ce44"/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ćwiczenia dla sekwencji wydmuchania dwóch dźwięków na przemian, jednej w pierwszej oktawie, drugiej w drugiej.</text:p>
          </table:table-cell>
          <table:table-cell table:style-name="ce46" office:value-type="string">
            <text:p>번갈아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co z kształt ust. wydaje się, że ten sposób, który wcześniej doposzedłem, być wystarczający.</text:p>
          </table:table-cell>
          <table:table-cell table:style-name="ce47" office:value-type="string">
            <text:p>입 모양은 어떻습니까? 아까 알아 낸 방식이면 충분할 것 같습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dźwięki wychodzi żywe.</text:p>
          </table:table-cell>
          <table:table-cell table:style-name="ce44" office:value-type="string">
            <text:p>소리가 생생하게 나옵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جمعة، التاسع من أبريل.</text:p>
          </table:table-cell>
          <table:table-cell table:style-name="ce44" office:value-type="string">
            <text:p>dhumuA</text:p>
          </table:table-cell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مرة أخرى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ذهبت إلى متجر أيضًا.</text:p>
          </table:table-cell>
          <table:table-cell table:style-name="ce44" office:value-type="string">
            <text:p>ma'dharen / iyd^an</text:p>
          </table:table-cell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جمعه بود، نهم آوريل.</text:p>
          </table:table-cell>
          <table:table-cell table:style-name="ce44" office:value-type="string">
            <text:p>dhom'e / nohoom</text:p>
          </table:table-cell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هم به فروشگاه رفتم.</text:p>
          </table:table-cell>
          <table:table-cell table:style-name="ce44" office:value-type="string">
            <text:p>ham / furuw'shkaa</text:p>
          </table:table-cell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'тница, девя'тое апреля.</text:p>
          </table:table-cell>
          <table:table-cell table:style-name="ce44"/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4" office:value-type="string">
            <text:p>я снова пошел в парк.</text:p>
          </table:table-cell>
          <table:table-cell table:style-name="ce44"/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я тоже ходил в магазин.</text:p>
          </table:table-cell>
          <table:table-cell table:style-name="ce44"/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ку'пил сла'дости.</text:p>
          </table:table-cell>
          <table:table-cell table:style-name="ce44"/>
          <table:table-cell table:style-name="ce45" office:value-type="string">
            <text:p>I bought some sweets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，不变。痛苦地真厉害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要不，我的感情可成为更放松。</text:p>
          </table:table-cell>
          <table:table-cell table:style-name="ce44" office:value-type="string">
            <text:p>W przeciwnym razie moje uczucia mogą się bardziej rozluźnić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내가 "평지" 를 지나는 무렵에 달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a sobota, dziesiąty kwietnia.</text:p>
          </table:table-cell>
          <table:table-cell table:style-name="ce44"/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wysoki dźwięki. te wychodzą dobrze, brzmią pięknie, wystarczająco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w ostatnich minutach ćwiczenia, zrobiłem ćwiczenia dla półnutach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سبت، العاشر من أبريل.</text:p>
          </table:table-cell>
          <table:table-cell table:style-name="ce44" office:value-type="string">
            <text:p>yawm'a'sapti / al'AAshiru</text:p>
          </table:table-cell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س، كان الطقس جيدة جدا.</text:p>
          </table:table-cell>
          <table:table-cell table:style-name="ce44" office:value-type="string">
            <text:p>dhayiidaton / dha'dan[very</text:p>
          </table:table-cell>
          <table:table-cell table:style-name="ce45" office:value-type="string">
            <text:p>it was a very fine weather, yesterday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 بود، دهم آوريل.</text:p>
          </table:table-cell>
          <table:table-cell table:style-name="ce44" office:value-type="string">
            <text:p>dahoom</text:p>
          </table:table-cell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يروز، هوا بسيار خوبی بود.</text:p>
          </table:table-cell>
          <table:table-cell table:style-name="ce44" office:value-type="string">
            <text:p>bisyaer[많이</text:p>
          </table:table-cell>
          <table:table-cell table:style-name="ce45" office:value-type="string">
            <text:p>it was a very fine weather, yesterday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уббо'та, деся'тое апреля.</text:p>
          </table:table-cell>
          <table:table-cell table:style-name="ce44"/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снова в парк. тоже в магазин. купил пачку спиртного.</text:p>
          </table:table-cell>
          <table:table-cell table:style-name="ce44" office:value-type="string" table:number-columns-spanned="2" table:number-rows-spanned="1">
            <text:p>다시 공원으로. 상점에도. 술 한 팩을 샀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yao1部的痛苦还厉害。特别是，右腿。右腿的和骨盆相接的部分。</text:p>
          </table:table-cell>
          <table:table-cell table:style-name="ce44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먼저 미케가 지상으로 내려왔다. 내가 옹벽에 도착할 전에. / 한편 크로는 내려 오려고하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a niedziele, jedenasty kwietnia.</text:p>
          </table:table-cell>
          <table:table-cell table:style-name="ce44"/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znowu ćwiczenia dla sekwencji wysokich i niskich dźwięków, na przemian.</text:p>
          </table:table-cell>
          <table:table-cell table:style-name="ce44" office:value-type="string">
            <text:p>shino : 고음과 저음 시퀀스를 교대로 다시 연습합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، الحادي عشر من أبريل.</text:p>
          </table:table-cell>
          <table:table-cell table:style-name="ce44" office:value-type="string">
            <text:p>a'xaadiy / AAshara</text:p>
          </table:table-cell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كان الطقس جيد جدا.</text:p>
          </table:table-cell>
          <table:table-cell table:style-name="ce44" office:value-type="string">
            <text:p>dhayiidon / dhada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شتري البارحة.</text:p>
          </table:table-cell>
          <table:table-cell table:style-name="ce44" office:value-type="string">
            <text:p>ashtariy / al'baarixata</text:p>
          </table:table-cell>
          <table:table-cell table:style-name="ce45" office:value-type="string">
            <text:p>I did not buy yesterday</text:p>
          </table:table-cell>
          <table:table-cell table:style-name="ce28" office:value-type="string">
            <text:p>Nie kupiłem wczoraj.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یکشنبه، يازدهم آوريل بود.</text:p>
          </table:table-cell>
          <table:table-cell table:style-name="ce44" office:value-type="string">
            <text:p>yaazda'hom(?)</text:p>
          </table:table-cell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يروز من خريد نکردم.</text:p>
          </table:table-cell>
          <table:table-cell table:style-name="ce44" office:value-type="string">
            <text:p>chariyd[buy / ni'kardam(?)[do</text:p>
          </table:table-cell>
          <table:table-cell table:style-name="ce45" office:value-type="string">
            <text:p>I did not buy yesterday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'нье, одиннадца'тое апреля.</text:p>
          </table:table-cell>
          <table:table-cell table:style-name="ce44"/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程度厉害。往往程度太厉害我站不住。</text:p>
          </table:table-cell>
          <table:table-cell table:style-name="ce44"/>
          <table:table-cell table:style-name="ce45" office:value-type="string">
            <text:p>Ból w talii. Stopień jest świetny. Często stopień jest zbyt silny, abym mógł wstać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먼저부터 지상에. "평지". 내가 크로의 곳에 도착할 무렵에 미케도 옹벽에서 도착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는 "뒹굴" 등은 하지 않고 잠시 후 옹벽으로 돌아가서 버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44"/>
          <table:table-cell table:style-name="ce52" office:value-type="string">
            <text:p>매끄럽게 연주 할 것인지, 음을 불어 내기 전에 숨을 멈출 것인지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był poniedziałek, dwunasty kwietnia.</text:p>
          </table:table-cell>
          <table:table-cell table:style-name="ce44"/>
          <table:table-cell table:style-name="ce45" office:value-type="string">
            <text:p>it was monday, april twel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اثنين، الثاني عشر من أبريل.</text:p>
          </table:table-cell>
          <table:table-cell table:style-name="ce44" office:value-type="string">
            <text:p>ithnayni / a'thaaniy / AAshara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رة أخرى ذهبت إلى الحديقة،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وأعطيت الطعام للقطط .</text:p>
          </table:table-cell>
          <table:table-cell table:style-name="ce44" office:value-type="string">
            <text:p>AAt^iyt / al't^aAAm / lil'qit^at^i</text:p>
          </table:table-cell>
          <table:table-cell table:style-name="ce45" office:value-type="string">
            <text:p>i gave food to the cats.</text:p>
          </table:table-cell>
          <table:table-cell table:style-name="ce28" office:value-type="string">
            <text:p>I karmiła koty.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وشنبه، دوازدهم آوريل بود.</text:p>
          </table:table-cell>
          <table:table-cell table:style-name="ce44" office:value-type="string">
            <text:p>davoozdahom</text:p>
          </table:table-cell>
          <table:table-cell table:style-name="ce45" office:value-type="string">
            <text:p>it was monday, april twel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 office:value-type="string">
            <text:p>Znowu poszedłem do parku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دو گربه در پارک.</text:p>
          </table:table-cell>
          <table:table-cell table:style-name="ce44"/>
          <table:table-cell table:style-name="ce45" office:value-type="string">
            <text:p>Dwa koty w parku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من به آنها غذا می دهم.</text:p>
          </table:table-cell>
          <table:table-cell table:style-name="ce44"/>
          <table:table-cell table:style-name="ce45" office:value-type="string">
            <text:p>Karmię j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 понедельник, двенадцатый апреля.</text:p>
          </table:table-cell>
          <table:table-cell table:style-name="ce44"/>
          <table:table-cell table:style-name="ce45" office:value-type="string">
            <text:p>był poniedziałek, dwunasty kwietnia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44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wtorek, trzynastego kwietnia.</text:p>
          </table:table-cell>
          <table:table-cell table:style-name="ce44"/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ثلاثاء، الثالث عشر من أبريل.</text:p>
          </table:table-cell>
          <table:table-cell table:style-name="ce44" office:value-type="string">
            <text:p>a'thaalith</text:p>
          </table:table-cell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في المساء ذهبت إلى الحديقة.</text:p>
          </table:table-cell>
          <table:table-cell table:style-name="ce44" office:value-type="string">
            <text:p>fiy'l'masaaI</text:p>
          </table:table-cell>
          <table:table-cell table:style-name="ce45" office:value-type="string">
            <text:p>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قطتان هناك.</text:p>
          </table:table-cell>
          <table:table-cell table:style-name="ce44" office:value-type="string">
            <text:p>qut^ataani / hunaaka</text:p>
          </table:table-cell>
          <table:table-cell table:style-name="ce52" office:value-type="string">
            <text:p>거기 고양이 두 마리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أعطيهم الطعام.</text:p>
          </table:table-cell>
          <table:table-cell table:style-name="ce44" office:value-type="string">
            <text:p>aAt^ayhum / a't^aAAma</text:p>
          </table:table-cell>
          <table:table-cell table:style-name="ce52" office:value-type="string">
            <text:p>나는 그들에게 음식을 준다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سه شنبه بود، سيزدهم آوريل.</text:p>
          </table:table-cell>
          <table:table-cell table:style-name="ce44"/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غذا نخريدم</text:p>
          </table:table-cell>
          <table:table-cell table:style-name="ce44" office:value-type="string">
            <text:p>ghadho / ni(?)chariydam</text:p>
          </table:table-cell>
          <table:table-cell table:style-name="ce45" office:value-type="string">
            <text:p>나는 음식을 사지 않았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трина'дцатое апреля.</text:p>
          </table:table-cell>
          <table:table-cell table:style-name="ce32" office:value-type="string">
            <text:p>سه شنبه ، سیزدهم آوریل بود.</text:p>
          </table:table-cell>
          <table:table-cell table:style-name="ce45" office:value-type="string">
            <text:p>it was tuesday, april thirteenth</text:p>
          </table:table-cell>
          <table:table-cell table:style-name="ce32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ходил в парк.</text:p>
          </table:table-cell>
          <table:table-cell table:style-name="ce32" office:value-type="string" table:number-columns-spanned="2" table:number-rows-spanned="1">
            <text:p>من به پارک رفتم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还继续。</text:p>
          </table:table-cell>
          <table:table-cell table:style-name="ce44" office:value-type="string" table:number-columns-spanned="2" table:number-rows-spanned="1">
            <text:p>Боль в поясни'це продолжа'лась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进一步更详细地说，骶髂关节。</text:p>
          </table:table-cell>
          <table:table-cell table:style-name="ce44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، الرابع عشر من أبريل.</text:p>
          </table:table-cell>
          <table:table-cell table:style-name="ce44"/>
          <table:table-cell table:style-name="ce45" office:value-type="string">
            <text:p>it was wednesday, april fou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 شنبه، چهاردهم آوريل بود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среда', че'тырнадцато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很长时间，我一直继续对身体有害的姿势。难怪我的骶di3髂qia4关节这么痛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어제는 마사지 후 미케도 스스로 옹벽으로 돌아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skopiowałem jedną melodię. <text:s/>tytuł jest "Asadoja Junta". to jest piosenkiem z Okinaw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nie to, żebym mógł zmienić kształt moich ust, ale zobaczyć kształt ust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mogłem poczuć kształt ust, mogłem zobaczyć, jak taki kształt dałby taki dźwięk, który teraz słysz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był czwartek, piętnastego kwietnia</text:p>
          </table:table-cell>
          <table:table-cell table:style-name="ce44"/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الخامس عشر من أبريل.</text:p>
          </table:table-cell>
          <table:table-cell table:style-name="ce44" office:value-type="string">
            <text:p>yam'l'chamiysi / al'chaamisu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و لم إلى المتجر</text:p>
          </table:table-cell>
          <table:table-cell table:style-name="ce44" office:value-type="string">
            <text:p>iylaa'l'ma'dhari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 شنبه، پانزدهم آوريل بود.</text:p>
          </table:table-cell>
          <table:table-cell table:style-name="ce44" office:value-type="string">
            <text:p>paanz'dahom</text:p>
          </table:table-cell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از دوچرخه استفاده می کنم</text:p>
          </table:table-cell>
          <table:table-cell table:style-name="ce44" office:value-type="string">
            <text:p>dotscharche[bicycle / estefaade[use / konam[do</text:p>
          </table:table-cell>
          <table:table-cell table:style-name="ce45" office:value-type="string">
            <text:p>i use bicycl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وقتی به پارک می روم</text:p>
          </table:table-cell>
          <table:table-cell table:style-name="ce44" office:value-type="string">
            <text:p>waqtiy / mei[i-go~1 ruwm</text:p>
          </table:table-cell>
          <table:table-cell table:style-name="ce45" office:value-type="string">
            <text:p>when I go to the pa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тверг, пятнадцатое апреля.</text:p>
          </table:table-cell>
          <table:table-cell table:style-name="ce44"/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ходил в парк.</text:p>
          </table:table-cell>
          <table:table-cell table:style-name="ce44"/>
          <table:table-cell table:style-name="ce45" office:value-type="string">
            <text:p>I went to the park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две кошки при'шли снова.</text:p>
          </table:table-cell>
          <table:table-cell table:style-name="ce44"/>
          <table:table-cell table:style-name="ce45" office:value-type="string">
            <text:p>the two cats came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дал им е'ду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痛苦继续，就是说，骶髂关节的痛苦。还继续拉伸运动。以前说明过的运动。三件动作而构成的那种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아래 옹벽에서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piątek, szesnastego kwietnia.</text:p>
          </table:table-cell>
          <table:table-cell table:style-name="ce44"/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wczoraj nie zagrałem żadnej melodi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ylko ćwiczenia. dwa rodzaje ćwiczeń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jedna, dla sekwencji, która zaczyna się od wysokiego dźwięku do niskiego, konkretnie, do pierwszej dziury, w pierwsze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جمعة، السادس عشر من أبريل.</text:p>
          </table:table-cell>
          <table:table-cell table:style-name="ce44" office:value-type="string">
            <text:p>yawm'l'dhumA / a'saadis </text:p>
          </table:table-cell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جمعه، شانزدهم آوريل بود.</text:p>
          </table:table-cell>
          <table:table-cell table:style-name="ce44" office:value-type="string">
            <text:p>dhumuE / shaanz'da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لقد عزفت على الفلوت الياباني</text:p>
          </table:table-cell>
          <table:table-cell table:style-name="ce44" office:value-type="string">
            <text:p>laqad / Azafta / AAla'l'fluwt'l'jaabaaniy</text:p>
          </table:table-cell>
          <table:table-cell table:style-name="ce45" office:value-type="string">
            <text:p>I played a japanese flute</text:p>
          </table:table-cell>
          <table:table-cell table:style-name="ce28" office:value-type="string">
            <text:p>Я играл на японской флейте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أكلت وجبة خفيفة على الغداء.</text:p>
          </table:table-cell>
          <table:table-cell table:style-name="ce44" office:value-type="string">
            <text:p>akaltu[ate / wadhbata[meal;snack~1 / chafiyfatan / GadaaI</text:p>
          </table:table-cell>
          <table:table-cell table:style-name="ce45" office:value-type="string">
            <text:p>i ate snack for lunch</text:p>
          </table:table-cell>
          <table:table-cell table:style-name="ce28" office:value-type="string">
            <text:p>Zjadłem przekąskę na lunch.</text:p>
          </table:table-cell>
          <table:table-cell table:style-name="ce56" office:value-type="string" table:number-columns-spanned="2" table:number-rows-spanned="1">
            <text:p>Я перекусил на обед.</text:p>
          </table:table-cell>
          <table:covered-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ناهار ميان وعده خوردم</text:p>
          </table:table-cell>
          <table:table-cell table:style-name="ce44" office:value-type="string">
            <text:p>naahaeer[lunch / m'yoon[snack / waxade / choordam[eat</text:p>
          </table:table-cell>
          <table:table-cell table:style-name="ce45" office:value-type="string">
            <text:p>i ate snack for lunc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тница, шестнадцатое апреля.</text:p>
          </table:table-cell>
          <table:table-cell table:style-name="ce44"/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ереку'сил на о'[a]бед.</text:p>
          </table:table-cell>
          <table:table-cell table:style-name="ce44"/>
          <table:table-cell table:style-name="ce45" office:value-type="string">
            <text:p>i ate snack for lunc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骶髂关节，痛苦继续。三部拉伸运动，一天里执行三四次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비가 와서 있었다. 장화를 신고 갔다. 우산도 쓰고 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확입된 방식이 되었지만, 울타리 통해 먹이를 주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a sobota, siedemnastego kwietnia</text:p>
          </table:table-cell>
          <table:table-cell table:style-name="ce44"/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sekwencja z wysokimi dźwiękami i niskim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w ciągu ostatnich około pięciu minut, ćwiczenie dla gry. nowa technika gry. nazwałem to "pokrywa-poprzedzający wydmuchanie" </text:p>
          </table:table-cell>
          <table:table-cell table:style-name="ce44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32" office:value-type="string">
            <text:p>,كان ذلك يوم السبت، السابع عشر من أبريل.</text:p>
          </table:table-cell>
          <table:table-cell table:style-name="ce44" office:value-type="string">
            <text:p>yawm'l'sapti</text:p>
          </table:table-cell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شنبه، هفدهم آوريل بود.</text:p>
          </table:table-cell>
          <table:table-cell table:style-name="ce44" office:value-type="string">
            <text:p>hefda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32" office:value-type="string">
            <text:p>أمطرت في المساء.</text:p>
          </table:table-cell>
          <table:table-cell table:style-name="ce44" office:value-type="string">
            <text:p>amt^arat</text:p>
          </table:table-cell>
          <table:table-cell table:style-name="ce45" office:value-type="string">
            <text:p>it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32" office:value-type="string">
            <text:p>لقد أمطرت خلال النهاركذلك.</text:p>
          </table:table-cell>
          <table:table-cell table:style-name="ce44" office:value-type="string">
            <text:p>laqad[did / amt^ara_t / chilaala / nahaari / kadhaalika</text:p>
          </table:table-cell>
          <table:table-cell table:style-name="ce45" office:value-type="string">
            <text:p>it rained during the day as well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عصر باريدم.</text:p>
          </table:table-cell>
          <table:table-cell table:style-name="ce44" office:value-type="string">
            <text:p>AAsr</text:p>
          </table:table-cell>
          <table:table-cell table:style-name="ce45" office:value-type="string">
            <text:p>it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در روز نيز باران می بارد.</text:p>
          </table:table-cell>
          <table:table-cell table:style-name="ce44" office:value-type="string">
            <text:p>niyz[also</text:p>
          </table:table-cell>
          <table:table-cell table:style-name="ce45" office:value-type="string">
            <text:p>it rained during the day as well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а суббота, семна'дцатое апреля.</text:p>
          </table:table-cell>
          <table:table-cell table:style-name="ce44"/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骶髂痛苦不变。昨天我感觉，我身体虚弱下去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又练习手指笛。三种方法。一是使用一根食指。二是使用食指和拇mu3指。三是两根小指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bạn cảm thâý ổn không?</text:p>
          </table:table-cell>
          <table:table-cell table:style-name="ce44"/>
          <table:table-cell table:style-name="ce52" office:value-type="string">
            <text:p>괜찮아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anh ấy bị thương bởi cái đinh này</text:p>
          </table:table-cell>
          <table:table-cell table:style-name="ce44"/>
          <table:table-cell table:style-name="ce45" office:value-type="string">
            <text:p>그는 이 못에 의해 상처를 입었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anh ta ngã xuống[에 sàn[바닥</text:p>
          </table:table-cell>
          <table:table-cell table:style-name="ce44"/>
          <table:table-cell table:style-name="ce45" office:value-type="string">
            <text:p>그는 바닥에 쓰러졌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내려오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44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odkryłem nowy sposób dla wydmuchania wysokich dźwięków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punkt styku między dolną wargą a korpusem fletu. nie ruszasz tego punktu.</text:p>
          </table:table-cell>
          <table:table-cell table:style-name="ce48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ylko zmienisz kształt warg i kierunek powietrza.</text:p>
          </table:table-cell>
          <table:table-cell table:style-name="ce48" office:value-type="string" table:number-columns-spanned="2" table:number-rows-spanned="1">
            <text:p>입술의 모양과 공기의 방향 만 바꿉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to był niedziele, oszemna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، الثامن عشر من أبريل.</text:p>
          </table:table-cell>
          <table:table-cell table:style-name="ce44" office:value-type="string">
            <text:p>a'thaamina</text:p>
          </table:table-cell>
          <table:table-cell table:style-name="ce45" office:value-type="string">
            <text:p>it was sunday, april eigh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. أيضا، إلى المتجر.</text:p>
          </table:table-cell>
          <table:table-cell table:style-name="ce44" office:value-type="string">
            <text:p>dhahaptu / ayd^an / ma'dhari</text:p>
          </table:table-cell>
          <table:table-cell table:style-name="ce53" office:value-type="string">
            <text:p>또한 가게에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، يکشنبه، هجدهم آوريل بود.</text:p>
          </table:table-cell>
          <table:table-cell table:style-name="ce44" office:value-type="string">
            <text:p>hedhuda'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ميان وعده خريدم.</text:p>
          </table:table-cell>
          <table:table-cell table:style-name="ce44" office:value-type="string">
            <text:p>miyaan / wa'ade / chariydam</text:p>
          </table:table-cell>
          <table:table-cell table:style-name="ce45" office:value-type="string">
            <text:p>I bought a snack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'нье, восемна'дцатое апреля.</text:p>
          </table:table-cell>
          <table:table-cell table:style-name="ce44"/>
          <table:table-cell table:style-name="ce45" office:value-type="string">
            <text:p>it was sunday, april eigh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继续 “三部拉伸运动”。腰部和骶髂的状况、感情，好像稍微、微弱地，好一点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hãy[please;let's? sử[use~2 dụng thang[elevator~1 má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chúng tôi đổ[pour bê tông vào[into đâ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anh ta đập[hit đầu[head vào[againt tường[wall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는 내가 옹벽으로 달리고 있었던 때 달리고 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wysokie dźwięki. jak na poprzedniej sesji, sposób wydmuchania, to jest metodą ustalania[고정하는 pozycji dolnej warg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był poniedziele, dziewiętna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اثنين، التاسع عشر من أبريل.</text:p>
          </table:table-cell>
          <table:table-cell table:style-name="ce44" office:value-type="string">
            <text:p>ithnayni</text:p>
          </table:table-cell>
          <table:table-cell table:style-name="ce45" office:value-type="string" table:number-columns-spanned="2" table:number-rows-spanned="1">
            <text:p>był poniedziele, dziewiętnastego kwietnia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الطقس كان جيدا.</text:p>
          </table:table-cell>
          <table:table-cell table:style-name="ce44" office:value-type="string">
            <text:p>dhayiidan</text:p>
          </table:table-cell>
          <table:table-cell table:style-name="ce45" office:value-type="string">
            <text:p>the weather was fin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32" office:value-type="string">
            <text:p>كانت هناك غيوم في السماء.</text:p>
          </table:table-cell>
          <table:table-cell table:style-name="ce44" office:value-type="string">
            <text:p>kyaana_t / hunaaka / ghyuwmon</text:p>
          </table:table-cell>
          <table:table-cell table:style-name="ce45" office:value-type="string" table:number-columns-spanned="2" table:number-rows-spanned="1">
            <text:p>there were clouds in the sky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دوشنبه بود، نوزدهم آوريل.</text:p>
          </table:table-cell>
          <table:table-cell table:style-name="ce44"/>
          <table:table-cell table:style-name="ce32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ه فروشگاه ميروم</text:p>
          </table:table-cell>
          <table:table-cell table:style-name="ce44" office:value-type="string">
            <text:p>furuwshukaa / miyrawam</text:p>
          </table:table-cell>
          <table:table-cell table:style-name="ce45" office:value-type="string">
            <text:p>I go to the stor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понедельник, девятнадцатое апреля.</text:p>
          </table:table-cell>
          <table:table-cell table:style-name="ce44"/>
          <table:table-cell table:style-name="ce45" office:value-type="string" table:number-columns-spanned="2" table:number-rows-spanned="1">
            <text:p>był poniedziele, dziewiętnastego kwietnia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我昨晚看了色情录像。</text:p>
          </table:table-cell>
          <table:table-cell table:style-name="ce44"/>
          <table:table-cell table:style-name="ce45" office:value-type="string" table:number-columns-spanned="2" table:number-rows-spanned="1">
            <text:p>I watched pornography video last nigh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我前天下载这件视频。</text:p>
          </table:table-cell>
          <table:table-cell table:style-name="ce44"/>
          <table:table-cell table:style-name="ce45" office:value-type="string" table:number-columns-spanned="2" table:number-rows-spanned="1">
            <text:p>I downloaded the video the day before yesterday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cái hộp này là rất nặng. bạn không cần phải di chuển nó.</text:p>
          </table:table-cell>
          <table:table-cell table:style-name="ce44" office:value-type="string" table:number-columns-spanned="2" table:number-rows-spanned="1">
            <text:p>this box is heavy. yon don't need to move it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một cái đinh là trên bảng này. / nó là rất nguy hiểm.</text:p>
          </table:table-cell>
          <table:table-cell table:style-name="ce44" office:value-type="string" table:number-columns-spanned="2" table:number-rows-spanned="1">
            <text:p>to jest bardzo niebezpieczn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먼저는 옹벽에 머물고 있었는데, 내가 팔을 뻗는면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는 내려왔던 후 자꾸 "뒹굴" 을 하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미케는 나 곳으로 도착한 후 즉시 한 번 "뒹굴" 을 했다. / 지금까지에 처음의 행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wczorajsza "dzisiejsza melodia". to taka, która używa vibrato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o jest nie vibratiem przez[호흡을 통한~1 oddech, ale vibratem przez potrząsanie[흔들 korpusem fletu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był wtorek, dwudzie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ثلاثاء، العشرين من أبريل.</text:p>
          </table:table-cell>
          <table:table-cell table:style-name="ce44" office:value-type="string">
            <text:p>a'thlathaaI / al'Ashriyna</text:p>
          </table:table-cell>
          <table:table-cell table:style-name="ce45" office:value-type="string">
            <text:p>it was tuesday, april twentie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سه شنبه بود، بيستم آوريل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двадца'то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痛苦继续。厉害。不变。拉伸运动也继续执行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我去看了牙ya2医。</text:p>
          </table:table-cell>
          <table:table-cell table:style-name="ce48" office:value-type="string" table:number-columns-spanned="2" table:number-rows-spanned="1">
            <text:p>나는 치과에 갔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大约三点五十离家出去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在那里工作的一位女人。昨天也在工作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牙医助手，需要细心。使人劳累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مذاکره ای در وين صورت می گيرد. <text:s/></text:p>
          </table:table-cell>
          <table:table-cell table:style-name="ce44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bạn đã ăn trưa[lunch. không chưa?</text:p>
          </table:table-cell>
          <table:table-cell table:style-name="ce44" office:value-type="string" table:number-columns-spanned="2" table:number-rows-spanned="1">
            <text:p>did you eat lunch? not yet?</text:p>
          </table:table-cell>
          <table:covered-table-cell table:style-name="ce45"/>
          <table:table-cell table:style-name="ce28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bạn có thể mua[buy đồ[thing uống[drink. / một[a-vending-machine~3 máy bán hàng tự động ở đó</text:p>
          </table:table-cell>
          <table:table-cell table:style-name="ce44" office:value-type="string" table:number-columns-spanned="2" table:number-rows-spanned="1">
            <text:p>you can buy drink. a vending machine is ther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다시 내가 팔을 뻗는면 내리고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/ 그러자 크로는 더욱, 아마도 나에게, "후우우" 라고 목소리를 내고 보도 쪽으로 가서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ćwiczenia wysokich dźwięków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punkt styku między dolną wargą a ciałem fletu. / metoda stałego punktu kontaktowego. / kontynuowałem tę metod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różnica w stosunku do poprzedniego sposobu była umiejscowieniem dolnej warg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3" office:value-type="string">
            <text:p>to była środa, dwudziestego pierwsz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أربعاء، الحادي والعشرين من أبريل.</text:p>
          </table:table-cell>
          <table:table-cell table:style-name="ce44" office:value-type="string">
            <text:p>AAshriyna</text:p>
          </table:table-cell>
          <table:table-cell table:style-name="ce45" office:value-type="string" table:number-columns-spanned="2" table:number-rows-spanned="1">
            <text:p>it was wednesday, April twenty firs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چهار شنبه، بيستم و اول آوريل بود.</text:p>
          </table:table-cell>
          <table:table-cell table:style-name="ce44" office:value-type="string">
            <text:p>aaval[first / 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реда, двадцать первого апреля.</text:p>
          </table:table-cell>
          <table:table-cell table:style-name="ce44"/>
          <table:table-cell table:style-name="ce45" office:value-type="string" table:number-columns-spanned="2" table:number-rows-spanned="1">
            <text:p>it was wednesday, April twenty firs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继续发出痛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脚底也痛。前半部分。这个状况从很久以前继续。如果站在较长时间，那就开始痛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style-name="ce21" table:formula="of:=ROW()-2" office:value-type="float" office:value="371">
            <text:p>371</text:p>
          </table:table-cell>
          <table:table-cell table:style-name="ce21" table:formula="of:=ROW()-[.A373]-1" office:value-type="float" office:value="1">
            <text:p>1</text:p>
          </table:table-cell>
          <table:table-cell table:style-name="ce23" office:value-type="date" office:date-value="2021-04-24T14:07:08.97">
            <text:p>0424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cánh tay anh ấy đang[is chảy[flowing máu[blood. cũng[also~1 thế, trên đầu[head của bạn.</text:p>
          </table:table-cell>
          <table:table-cell table:style-name="ce44" office:value-type="string" table:number-columns-spanned="2" table:number-rows-spanned="1">
            <text:p>his arm is bleeding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72">
            <text:p>372</text:p>
          </table:table-cell>
          <table:table-cell table:style-name="ce21" table:formula="of:=[.B373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piątek, dwudziestego trzeci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73">
            <text:p>373</text:p>
          </table:table-cell>
          <table:table-cell table:style-name="ce21" table:formula="of:=[.B374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najpierw, kompozycja. ta jest dodatkowa do poprzedniej. / a potem, ćwiczenia. (1) półnuty (2) wysokie dźwięki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74">
            <text:p>374</text:p>
          </table:table-cell>
          <table:table-cell table:style-name="ce21" table:formula="of:=[.B375]+1" office:value-type="float" office:value="4">
            <text:p>4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جمعة، الثالث عشر من أبريل.</text:p>
          </table:table-cell>
          <table:table-cell table:style-name="ce44" office:value-type="string">
            <text:p>a'thaalith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75">
            <text:p>375</text:p>
          </table:table-cell>
          <table:table-cell table:style-name="ce21" table:formula="of:=[.B376]+1" office:value-type="float" office:value="5">
            <text:p>5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جمعه بود، بيست و سوم آوريل.</text:p>
          </table:table-cell>
          <table:table-cell table:style-name="ce44" office:value-type="string">
            <text:p>sev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76">
            <text:p>376</text:p>
          </table:table-cell>
          <table:table-cell table:style-name="ce21" table:formula="of:=[.B377]+1" office:value-type="float" office:value="6">
            <text:p>6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أعطيت الطعام للقطط.</text:p>
          </table:table-cell>
          <table:table-cell table:style-name="ce44" office:value-type="string" table:number-columns-spanned="2" table:number-rows-spanned="1">
            <text:p>aAt^iytu / 't^aAAma / lil'qit^at^i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77">
            <text:p>377</text:p>
          </table:table-cell>
          <table:table-cell table:style-name="ce21" table:formula="of:=[.B378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тница, двадцать третье апреля.</text:p>
          </table:table-cell>
          <table:table-cell table:style-name="ce44"/>
          <table:table-cell table:style-name="ce45" office:value-type="string">
            <text:p>it was friday, april twenty-thir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78">
            <text:p>378</text:p>
          </table:table-cell>
          <table:table-cell table:style-name="ce21" table:formula="of:=[.B379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79">
            <text:p>379</text:p>
          </table:table-cell>
          <table:table-cell table:style-name="ce21" table:formula="of:=ROW()-[.A381]-1" office:value-type="float" office:value="1">
            <text:p>1</text:p>
          </table:table-cell>
          <table:table-cell table:style-name="ce23" office:value-type="date" office:date-value="2021-04-25T08:42:28.53">
            <text:p>042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hôm nay trơi rất nóng. bạn có gì dể uống?</text:p>
          </table:table-cell>
          <table:table-cell table:style-name="ce44" office:value-type="string" table:number-columns-spanned="2" table:number-rows-spanned="1">
            <text:p>it is hot today. do you have something to drink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80">
            <text:p>380</text:p>
          </table:table-cell>
          <table:table-cell table:style-name="ce21" table:formula="of:=[.B38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lương của bạn là bao nhiêu</text:p>
          </table:table-cell>
          <table:table-cell table:style-name="ce44" office:value-type="string" table:number-columns-spanned="2" table:number-rows-spanned="1">
            <text:p>how much is your salary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81">
            <text:p>381</text:p>
          </table:table-cell>
          <table:table-cell table:style-name="ce21" table:formula="of:=[.B38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역시, 크로는 마사지 중간에 보도 쪽으로 걸어가서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2">
            <text:p>382</text:p>
          </table:table-cell>
          <table:table-cell table:style-name="ce21" table:formula="of:=[.B38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페이스트 후 크로는 장소를 이동해 몸단장을 시작한다. 고체를 기다리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83">
            <text:p>383</text:p>
          </table:table-cell>
          <table:table-cell table:style-name="ce21" table:formula="of:=[.B38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잠시 후 이쪽을 볼 때 고체를 먹이를 둔다. 먹어 시작한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84">
            <text:p>384</text:p>
          </table:table-cell>
          <table:table-cell table:style-name="ce21" table:formula="of:=[.B38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a sobota, dwudziestego czwar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85">
            <text:p>385</text:p>
          </table:table-cell>
          <table:table-cell table:style-name="ce21" table:formula="of:=[.B38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skomponowałem jedną melodię dla festiwalu. / ale, po gry, czułem się torchę pusty. poczucie wyobcowa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style-name="ce21" table:formula="of:=ROW()-2" office:value-type="float" office:value="386">
            <text:p>386</text:p>
          </table:table-cell>
          <table:table-cell table:style-name="ce21" table:formula="of:=[.B38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ćwiczenie : wczoraj, ćwiczenie wysokich dźwięków, nie. dla niskich, tak. /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style-name="ce21" table:formula="of:=ROW()-2" office:value-type="float" office:value="387">
            <text:p>387</text:p>
          </table:table-cell>
          <table:table-cell table:style-name="ce21" table:formula="of:=[.B388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zauważyłem, że kiedy ciągle wydmucham niską nutę, dźwięk stał się wyższy. / nie czuję, że moje usta się poruszają, ale sądząc po tym, że ten dźwięk jest coraz wyższy, <text:s/>to znaczy, przechodzi w drugą oktawię, moje usta właściwie się poruszaj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88">
            <text:p>388</text:p>
          </table:table-cell>
          <table:table-cell table:style-name="ce21" table:formula="of:=[.B389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سبت، الرابع والعشرين من أبريل.</text:p>
          </table:table-cell>
          <table:table-cell table:style-name="ce44"/>
          <table:table-cell table:style-name="ce45" office:value-type="string">
            <text:p>it was saturday, april twenty-four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89">
            <text:p>389</text:p>
          </table:table-cell>
          <table:table-cell table:style-name="ce21" table:formula="of:=[.B390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شنبه، بيست و چهارم آوريل بود.</text:p>
          </table:table-cell>
          <table:table-cell table:style-name="ce44" office:value-type="string">
            <text:p>tjahaar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90">
            <text:p>390</text:p>
          </table:table-cell>
          <table:table-cell table:style-name="ce21" table:formula="of:=[.B391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دو گربه در پارک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1">
            <text:p>391</text:p>
          </table:table-cell>
          <table:table-cell table:style-name="ce21" table:formula="of:=[.B392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ه آنها غذا دادم</text:p>
          </table:table-cell>
          <table:table-cell table:style-name="ce44" office:value-type="string" table:number-columns-spanned="2" table:number-rows-spanned="1">
            <text:p>an'haa / ghadhoo[food / mei[i-give~1 doodam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92">
            <text:p>392</text:p>
          </table:table-cell>
          <table:table-cell table:style-name="ce21" table:formula="of:=[.B393]+1" office:value-type="float" office:value="14">
            <text:p>14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أستخدم دراجة.</text:p>
          </table:table-cell>
          <table:table-cell table:style-name="ce44" office:value-type="string">
            <text:p>astach'dimu[use / daraadhata[bicycle</text:p>
          </table:table-cell>
          <table:table-cell table:style-name="ce45" office:value-type="string">
            <text:p>I use a bicycl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93">
            <text:p>393</text:p>
          </table:table-cell>
          <table:table-cell table:style-name="ce21" table:formula="of:=[.B394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а суббота, двадцать четве'[jo]ртое апреля.</text:p>
          </table:table-cell>
          <table:table-cell table:style-name="ce44"/>
          <table:table-cell table:style-name="ce45" office:value-type="string">
            <text:p>it was saturday, april twenty-four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394">
            <text:p>394</text:p>
          </table:table-cell>
          <table:table-cell table:style-name="ce21" table:formula="of:=[.B395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筱xiao3笛：又练习。低音。继续吹低音时，我不打算，但是自然地声音移动到第二个八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95">
            <text:p>395</text:p>
          </table:table-cell>
          <table:table-cell table:style-name="ce21" table:formula="of:=ROW()-[.A397]-1" office:value-type="float" office:value="1">
            <text:p>1</text:p>
          </table:table-cell>
          <table:table-cell table:style-name="ce23" office:value-type="date" office:date-value="2021-04-26T09:48:36.85">
            <text:p>042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đó là chủ nhật. hai mươi lăm, tháng tư.</text:p>
          </table:table-cell>
          <table:table-cell table:style-name="ce44"/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96">
            <text:p>396</text:p>
          </table:table-cell>
          <table:table-cell table:style-name="ce21" table:formula="of:=[.B39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anh ta đập vai vào tường.</text:p>
          </table:table-cell>
          <table:table-cell table:style-name="ce45" office:value-type="string">
            <text:p>he hit his shoulder on the wall.</text:p>
          </table:table-cell>
          <table:table-cell table:style-name="ce54" office:value-type="string" table:number-columns-spanned="2" table:number-rows-spanned="1">
            <text:p>그는 어깨를 벽에 부딪혔다.</text:p>
          </table:table-cell>
          <table:covered-table-cell table:style-name="ce28" office:value-type="string">
            <text:p>그는 어깨를 벽에 부딪혔다.</text:p>
          </table:covered-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97">
            <text:p>397</text:p>
          </table:table-cell>
          <table:table-cell table:style-name="ce21" table:formula="of:=[.B39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ôy ngã[넘어졌 xuống vì say[열사병~1 nắng.</text:p>
          </table:table-cell>
          <table:table-cell table:style-name="ce49" office:value-type="string" table:number-columns-spanned="2" table:number-rows-spanned="1">
            <text:p>열사병으로 넘어졌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398">
            <text:p>398</text:p>
          </table:table-cell>
          <table:table-cell table:style-name="ce21" table:formula="of:=[.B399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bạn có kéo không?</text:p>
          </table:table-cell>
          <table:table-cell table:style-name="ce50" office:value-type="string" table:number-columns-spanned="2" table:number-rows-spanned="1">
            <text:p>가위를 가지고 있습니까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7">
          <table:table-cell table:style-name="ce21" table:formula="of:=ROW()-2" office:value-type="float" office:value="399">
            <text:p>399</text:p>
          </table:table-cell>
          <table:table-cell table:style-name="ce21" table:formula="of:=[.B40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5" office:value-type="string">
            <text:p>był niedziele, dwudziestego pią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style-name="ce21" table:formula="of:=ROW()-2" office:value-type="float" office:value="400">
            <text:p>400</text:p>
          </table:table-cell>
          <table:table-cell table:style-name="ce21" table:formula="of:=[.B401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5" office:value-type="string">
            <text:p>shino : ćwiczenie dla wydmuchania wysokich i niskich dźwięków na tym samym dziuru.</text:p>
          </table:table-cell>
          <table:table-cell table:style-name="ce50" office:value-type="string" table:number-columns-spanned="2" table:number-rows-spanned="1">
            <text:p>shino : 같은 홀에서 고음과 저음을 불어내는 운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01">
            <text:p>401</text:p>
          </table:table-cell>
          <table:table-cell table:style-name="ce21" table:formula="of:=[.B402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5" office:value-type="string">
            <text:p>co dowiedziałem się wczoraj : aluminium <text:s/>utrudnia osadzanie się węgla na katalizatorze.</text:p>
          </table:table-cell>
          <table:table-cell table:style-name="ce50" office:value-type="string" table:number-columns-spanned="2" table:number-rows-spanned="1">
            <text:p>내가 어제 알아 낸 것 : 알루미늄은 촉매 변환기에 탄소가 축적되는 것을 더 어렵게 만듭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02">
            <text:p>402</text:p>
          </table:table-cell>
          <table:table-cell table:style-name="ce21" table:formula="of:=[.B40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모두 거의 동시에 옹벽에서 뛰어[Jumped]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403">
            <text:p>403</text:p>
          </table:table-cell>
          <table:table-cell table:style-name="ce21" table:formula="of:=[.B40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 : 페이스트를 먹은 후 나를 본다. 미케의 곳에는 가지않는다. / 제1회의 고체를 먹은 후도 나를 본다. 그래서 나는 다시 한 잡기의 고체를 준다.</text:p>
          </table:table-cell>
          <table:table-cell table:style-name="ce44" office:value-type="string" table:number-columns-spanned="2" table:number-rows-spanned="1">
            <text:p>/ Widzi mnie nawet po zjedzeniu pierwszej bryłki. Więc ponownie trzymam[continue brył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04">
            <text:p>404</text:p>
          </table:table-cell>
          <table:table-cell table:style-name="ce21" table:formula="of:=[.B405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أحد، الخامس وعشرين من أبريل.</text:p>
          </table:table-cell>
          <table:table-cell table:style-name="ce44" office:value-type="string">
            <text:p>al'chaamis</text:p>
          </table:table-cell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05">
            <text:p>405</text:p>
          </table:table-cell>
          <table:table-cell table:style-name="ce21" table:formula="of:=[.B406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يکشنبه، بيست و پنجم بود.</text:p>
          </table:table-cell>
          <table:table-cell table:style-name="ce44" office:value-type="string">
            <text:p>panj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06">
            <text:p>406</text:p>
          </table:table-cell>
          <table:table-cell table:style-name="ce21" table:formula="of:=[.B407]+1" office:value-type="float" office:value="12">
            <text:p>12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لم أذهب إلى المتجر.</text:p>
          </table:table-cell>
          <table:table-cell table:style-name="ce44" office:value-type="string">
            <text:p>adz'hab / ma'dhari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07">
            <text:p>407</text:p>
          </table:table-cell>
          <table:table-cell table:style-name="ce21" table:formula="of:=[.B408]+1" office:value-type="float" office:value="13">
            <text:p>13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من به فروشگاه نرفتم. </text:p>
          </table:table-cell>
          <table:table-cell table:style-name="ce44" office:value-type="string">
            <text:p>furuw'shkaa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408">
            <text:p>408</text:p>
          </table:table-cell>
          <table:table-cell table:style-name="ce21" table:formula="of:=[.B409]+1" office:value-type="float" office:value="14">
            <text:p>14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32" office:value-type="string">
            <text:p>أنا أحب الفول السوداني.</text:p>
          </table:table-cell>
          <table:table-cell table:style-name="ce44" office:value-type="string">
            <text:p>ahab / al'fuula[beans]'suwdaaniya[sudanese</text:p>
          </table:table-cell>
          <table:table-cell table:style-name="ce45" office:value-type="string">
            <text:p>i like peanuts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09">
            <text:p>409</text:p>
          </table:table-cell>
          <table:table-cell table:style-name="ce21" table:formula="of:=[.B410]+1" office:value-type="float" office:value="15">
            <text:p>15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ادام زمينی را دوست دارم </text:p>
          </table:table-cell>
          <table:table-cell table:style-name="ce44" office:value-type="string">
            <text:p>baadaam[almond:~1 / zamiyniy / duwst[friend / raa[make / dooram[hav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10">
            <text:p>410</text:p>
          </table:table-cell>
          <table:table-cell table:style-name="ce21" table:formula="of:=[.B411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6" office:value-type="string">
            <text:p>это было воскресенье, двадцать пятый апрель.</text:p>
          </table:table-cell>
          <table:table-cell table:style-name="ce44"/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11">
            <text:p>411</text:p>
          </table:table-cell>
          <table:table-cell table:style-name="ce21" table:formula="of:=[.B412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你有剪jian3刀dao1吗？</text:p>
          </table:table-cell>
          <table:table-cell table:style-name="ce51" office:value-type="string" table:number-columns-spanned="2" table:number-rows-spanned="1">
            <text:p>가위가 있니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12">
            <text:p>412</text:p>
          </table:table-cell>
          <table:table-cell table:style-name="ce21" table:formula="of:=ROW()-[.A414]-1" office:value-type="float" office:value="1">
            <text:p>1</text:p>
          </table:table-cell>
          <table:table-cell table:style-name="ce23" office:value-type="date" office:date-value="2021-04-28T10:46:42.43">
            <text:p>0428</text:p>
          </table:table-cell>
          <table:table-cell table:style-name="ce25" office:value-type="float" office:value="1">
            <text:p>1</text:p>
          </table:table-cell>
          <table:table-cell table:style-name="ce37" office:value-type="string">
            <text:p>đó là thứ ba. ngày hai mươi bảy, tháng tư.</text:p>
          </table:table-cell>
          <table:table-cell table:style-name="ce44"/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13">
            <text:p>413</text:p>
          </table:table-cell>
          <table:table-cell table:style-name="ce21" table:formula="of:=[.B41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7" office:value-type="string">
            <text:p>anh ta bị[was đứt tay.</text:p>
          </table:table-cell>
          <table:table-cell table:style-name="ce44"/>
          <table:table-cell table:style-name="ce45" office:value-type="string">
            <text:p>he cut his ha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14">
            <text:p>414</text:p>
          </table:table-cell>
          <table:table-cell table:style-name="ce21" table:formula="of:=[.B41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7" office:value-type="string">
            <text:p>tôi rất mệt, hôm nay.</text:p>
          </table:table-cell>
          <table:table-cell table:style-name="ce44"/>
          <table:table-cell table:style-name="ce45" office:value-type="string">
            <text:p>I am very tire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15">
            <text:p>415</text:p>
          </table:table-cell>
          <table:table-cell table:style-name="ce21" table:formula="of:=[.B41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7" office:value-type="string">
            <text:p>był wtorek, dwudziestego siódmego , kwietnia.</text:p>
          </table:table-cell>
          <table:table-cell table:style-name="ce44"/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style-name="ce21" table:formula="of:=ROW()-2" office:value-type="float" office:value="416">
            <text:p>416</text:p>
          </table:table-cell>
          <table:table-cell table:style-name="ce21" table:formula="of:=[.B41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7" office:value-type="string">
            <text:p>wróćiłem do domu późno. / około szóstej i dwadzieścia minu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style-name="ce21" table:formula="of:=ROW()-2" office:value-type="float" office:value="417">
            <text:p>417</text:p>
          </table:table-cell>
          <table:table-cell table:style-name="ce21" table:formula="of:=[.B41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7" office:value-type="string">
            <text:p>shino : niskie dźwięki. w ostatnich około pięciu minut, darmowa gr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18">
            <text:p>418</text:p>
          </table:table-cell>
          <table:table-cell table:style-name="ce21" table:formula="of:=[.B419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7" office:value-type="string">
            <text:p>niski dźwięki wydobywały się dobrze siln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419">
            <text:p>419</text:p>
          </table:table-cell>
          <table:table-cell table:style-name="ce21" table:formula="of:=[.B420]+1" office:value-type="float" office:value="8">
            <text:p>8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7" office:value-type="string">
            <text:p>rzecz, które dowiedziałem się wczoraj : ho-szi spółka konstrukcja elektryczna, której szef, sam, pracował na budo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20">
            <text:p>420</text:p>
          </table:table-cell>
          <table:table-cell table:style-name="ce21" table:formula="of:=[.B421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다시 크로는 먼저 옹벽에서 머물고 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21">
            <text:p>421</text:p>
          </table:table-cell>
          <table:table-cell table:style-name="ce21" table:formula="of:=[.B422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cake-id=47545 : "재미 있어서 어쩔 수 없다" 이 아니라, "알고 싶어서 어쩔 수 없다"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22">
            <text:p>422</text:p>
          </table:table-cell>
          <table:table-cell table:style-name="ce21" table:formula="of:=[.B423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ثلاثاء، السابع وعشرين من أبريل.</text:p>
          </table:table-cell>
          <table:table-cell table:style-name="ce44" office:value-type="string">
            <text:p>thlathaaI / a'saabiAU</text:p>
          </table:table-cell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23">
            <text:p>423</text:p>
          </table:table-cell>
          <table:table-cell table:style-name="ce21" table:formula="of:=[.B424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ديروز، سه سنبه، بيست و هفتم آوريل.</text:p>
          </table:table-cell>
          <table:table-cell table:style-name="ce44" office:value-type="string">
            <text:p>haf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24">
            <text:p>424</text:p>
          </table:table-cell>
          <table:table-cell table:style-name="ce21" table:formula="of:=[.B42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двадцать седьмо'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25">
            <text:p>425</text:p>
          </table:table-cell>
          <table:table-cell table:style-name="ce21" table:formula="of:=[.B426]+1" office:value-type="float" office:value="14">
            <text:p>14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32" office:value-type="string">
            <text:p>你有橡xiang4皮擦ca1？</text:p>
          </table:table-cell>
          <table:table-cell table:style-name="ce44" office:value-type="string" table:number-columns-spanned="2" table:number-rows-spanned="1">
            <text:p>do you have an eraser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26">
            <text:p>426</text:p>
          </table:table-cell>
          <table:table-cell table:style-name="ce21" table:formula="of:=[.B427]+1" office:value-type="float" office:value="15">
            <text:p>15</text:p>
          </table:table-cell>
          <table:table-cell table:style-name="ce23"/>
          <table:table-cell table:style-name="ce25" office:value-type="string">
            <text:p>b.c2</text:p>
          </table:table-cell>
          <table:table-cell table:style-name="ce32" office:value-type="string">
            <text:p>如果你有尺chi3子，我可以借用吗？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27">
            <text:p>427</text:p>
          </table:table-cell>
          <table:table-cell table:style-name="ce21" table:formula="of:=[.B428]+1" office:value-type="float" office:value="16">
            <text:p>16</text:p>
          </table:table-cell>
          <table:table-cell table:style-name="ce23"/>
          <table:table-cell table:style-name="ce25" office:value-type="string">
            <text:p>b.c3</text:p>
          </table:table-cell>
          <table:table-cell table:style-name="ce32" office:value-type="string">
            <text:p>您在这家商店里出售电脑吗？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28">
            <text:p>428</text:p>
          </table:table-cell>
          <table:table-cell table:style-name="ce21" table:formula="of:=[.B429]+1" office:value-type="float" office:value="17">
            <text:p>17</text:p>
          </table:table-cell>
          <table:table-cell table:style-name="ce23"/>
          <table:table-cell table:style-name="ce25" office:value-type="string">
            <text:p>b.a2</text:p>
          </table:table-cell>
          <table:table-cell table:style-name="ce32" office:value-type="string">
            <text:p>ما هذا؟</text:p>
          </table:table-cell>
          <table:table-cell table:style-name="ce44"/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9">
            <text:p>429</text:p>
          </table:table-cell>
          <table:table-cell table:style-name="ce21" table:formula="of:=[.B430]+1" office:value-type="float" office:value="18">
            <text:p>18</text:p>
          </table:table-cell>
          <table:table-cell table:style-name="ce23"/>
          <table:table-cell table:style-name="ce25" office:value-type="string">
            <text:p>b.f2</text:p>
          </table:table-cell>
          <table:table-cell table:style-name="ce32" office:value-type="string">
            <text:p>اين چيه</text:p>
          </table:table-cell>
          <table:table-cell table:style-name="ce44" office:value-type="string">
            <text:p>uun(iyn?) / chie</text:p>
          </table:table-cell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30">
            <text:p>430</text:p>
          </table:table-cell>
          <table:table-cell table:style-name="ce21" table:formula="of:=[.B431]+1" office:value-type="float" office:value="19">
            <text:p>19</text:p>
          </table:table-cell>
          <table:table-cell table:style-name="ce23"/>
          <table:table-cell table:style-name="ce25" office:value-type="string">
            <text:p>b.f3</text:p>
          </table:table-cell>
          <table:table-cell table:style-name="ce32" office:value-type="string">
            <text:p>اسم شما چيست / اسمش چيه</text:p>
          </table:table-cell>
          <table:table-cell table:style-name="ce44" office:value-type="string">
            <text:p>esm / shomaa[you / chiyst / esmash[his-her-name</text:p>
          </table:table-cell>
          <table:table-cell table:style-name="ce45" office:value-type="string">
            <text:p>what is your name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31">
            <text:p>431</text:p>
          </table:table-cell>
          <table:table-cell table:style-name="ce21" table:formula="of:=ROW()-[.A433]-1" office:value-type="float" office:value="1">
            <text:p>1</text:p>
          </table:table-cell>
          <table:table-cell table:style-name="ce23" office:value-type="date" office:date-value="2021-04-29T11:21:30.96">
            <text:p>0429</text:p>
          </table:table-cell>
          <table:table-cell table:style-name="ce25" office:value-type="float" office:value="1">
            <text:p>1</text:p>
          </table:table-cell>
          <table:table-cell table:style-name="ce38" office:value-type="string">
            <text:p>chúng ta ngày nay có rất nhiều bê tông.</text:p>
          </table:table-cell>
          <table:table-cell table:style-name="ce44" office:value-type="string" table:number-columns-spanned="2" table:number-rows-spanned="1">
            <text:p>we have a lot of concrete today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9">
          <table:table-cell table:style-name="ce21" table:formula="of:=ROW()-2" office:value-type="float" office:value="432">
            <text:p>432</text:p>
          </table:table-cell>
          <table:table-cell table:style-name="ce21" table:formula="of:=[.B433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8" office:value-type="string">
            <text:p>mất nhiều thời[time~1 gian.</text:p>
          </table:table-cell>
          <table:table-cell table:style-name="ce44" office:value-type="string" table:number-columns-spanned="2" table:number-rows-spanned="1">
            <text:p>it takes a lot of tim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0">
          <table:table-cell table:style-name="ce21" table:formula="of:=ROW()-2" office:value-type="float" office:value="433">
            <text:p>433</text:p>
          </table:table-cell>
          <table:table-cell table:style-name="ce21" table:formula="of:=[.B434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8" office:value-type="string">
            <text:p>đó là một thời gian để đi. / đó là một thời gian để ăn trưa.</text:p>
          </table:table-cell>
          <table:table-cell table:style-name="ce44" office:value-type="string" table:number-columns-spanned="2" table:number-rows-spanned="1">
            <text:p>it is time to go. / it is a time to eat lunch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34">
            <text:p>434</text:p>
          </table:table-cell>
          <table:table-cell table:style-name="ce21" table:formula="of:=[.B435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마사지를 한 번도 하지 않고 옹벽으로 돌아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35">
            <text:p>435</text:p>
          </table:table-cell>
          <table:table-cell table:style-name="ce21" table:formula="of:=[.B436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돈에 의해 눈이 멀어하면, 지금 돈을 많이 버는 것으로 눈이 가서 버린다.</text:p>
          </table:table-cell>
          <table:table-cell table:style-name="ce44"/>
          <table:table-cell table:style-name="ce45" office:value-type="string">
            <text:p>cake-id=47673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36">
            <text:p>436</text:p>
          </table:table-cell>
          <table:table-cell table:style-name="ce21" table:formula="of:=[.B437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9" office:value-type="string">
            <text:p>była środa, dwudziestego i ósmego kwietnia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1">
          <table:table-cell table:style-name="ce21" table:formula="of:=ROW()-2" office:value-type="float" office:value="437">
            <text:p>437</text:p>
          </table:table-cell>
          <table:table-cell table:style-name="ce21" table:formula="of:=[.B438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9" office:value-type="string">
            <text:p>shino : w ostatnich około trzech minut, zrobiłem, co nazywam, "gra darmowa", w które po prostu zagram, bez papieru nutowego, bez struktury, bez konkretnych linii melodycznych. / myślę, że ten tryb gry przypomina mi śpiew ptak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438">
            <text:p>438</text:p>
          </table:table-cell>
          <table:table-cell table:style-name="ce21" table:formula="of:=[.B439]+1" office:value-type="float" office:value="8">
            <text:p>8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32" office:value-type="string">
            <text:p>كان يوم الأربعاء، الثامس وعشرين من أبريل.</text:p>
          </table:table-cell>
          <table:table-cell table:style-name="ce44" office:value-type="string">
            <text:p>arbiAAI</text:p>
          </table:table-cell>
          <table:table-cell table:style-name="ce45" office:value-type="string">
            <text:p>it was wednesday, twenty-eigh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39">
            <text:p>439</text:p>
          </table:table-cell>
          <table:table-cell table:style-name="ce21" table:formula="of:=[.B440]+1" office:value-type="float" office:value="9">
            <text:p>9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چهار شنبه، بيست و هشتم آوريل.</text:p>
          </table:table-cell>
          <table:table-cell table:style-name="ce44" office:value-type="string">
            <text:p>hash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40">
            <text:p>440</text:p>
          </table:table-cell>
          <table:table-cell table:style-name="ce21" table:formula="of:=[.B441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40" office:value-type="string">
            <text:p>это была среда, двадцать восьмое апреля.</text:p>
          </table:table-cell>
          <table:table-cell table:style-name="ce45" office:value-type="string" table:number-columns-spanned="2" table:number-rows-spanned="1">
            <text:p>it was wednesday, twenty-eighth april</text:p>
          </table:table-cell>
          <table:covered-table-cell table:style-name="ce45" office:value-type="string">
            <text:p>it was wednesday, twenty-eighth april</text:p>
          </table:covered-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41">
            <text:p>441</text:p>
          </table:table-cell>
          <table:table-cell table:style-name="ce21" table:formula="of:=[.B442]+1" office:value-type="float" office:value="11">
            <text:p>11</text:p>
          </table:table-cell>
          <table:table-cell table:style-name="ce23"/>
          <table:table-cell table:style-name="ce25" office:value-type="string">
            <text:p>c1</text:p>
          </table:table-cell>
          <table:table-cell table:style-name="ce38" office:value-type="string">
            <text:p>一年后才盈ying2利可能出来的东西，你将把它不能看清楚。真可惜。</text:p>
          </table:table-cell>
          <table:table-cell table:style-name="ce44" office:value-type="string">
            <text:p>あと１年たったら儲かるものが、見えなくなってしまう</text:p>
          </table:table-cell>
          <table:table-cell table:style-name="ce45" office:value-type="string">
            <text:p>cake-id=47673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style-name="ce21" table:formula="of:=ROW()-2" office:value-type="float" office:value="442">
            <text:p>442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41" office:value-type="string">
            <text:p>橡皮擦如何使用？ ／ 很简单。用手指把它握住。然后在纸上擦ca1拭shi4。你刚写下的文字，都被消去了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443">
            <text:p>443</text:p>
          </table:table-cell>
          <table:table-cell table:style-name="ce21" table:formula="of:=ROW()-[.A445]-1" office:value-type="float" office:value="1">
            <text:p>1</text:p>
          </table:table-cell>
          <table:table-cell table:style-name="ce23" office:value-type="date" office:date-value="2021-04-29T16:31:49.94">
            <text:p>0429</text:p>
          </table:table-cell>
          <table:table-cell table:style-name="ce25" office:value-type="string">
            <text:p>b.c1</text:p>
          </table:table-cell>
          <table:table-cell table:style-name="ce32" office:value-type="string">
            <text:p>除了橡皮擦以外，在这里你们卖什么东西？</text:p>
          </table:table-cell>
          <table:table-cell table:style-name="ce44" table:formula="of:=[sentences.E3]" office:value-type="string" office:string-value="消しゴム以外に、何を売っていますか？" table:number-columns-spanned="2" table:number-rows-spanned="1">
            <text:p>消しゴム以外に、何を売っていますか？</text:p>
          </table:table-cell>
          <table:covered-table-cell table:style-name="ce45" table:formula="of:=[sentences.E3]" office:value-type="string" office:string-value="消しゴム以外に、何を売っていますか？">
            <text:p>消しゴム以外に、何を売っていますか？</text:p>
          </table:covered-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44">
            <text:p>444</text:p>
          </table:table-cell>
          <table:table-cell table:style-name="ce21" table:formula="of:=[.B445]+1" office:value-type="float" office:value="2">
            <text:p>2</text:p>
          </table:table-cell>
          <table:table-cell table:style-name="ce23"/>
          <table:table-cell table:style-name="ce25" office:value-type="string">
            <text:p>b.k1</text:p>
          </table:table-cell>
          <table:table-cell table:style-name="ce32" office:value-type="string">
            <text:p>가위의 사용법을 가르쳐주세요.</text:p>
          </table:table-cell>
          <table:table-cell table:style-name="ce44" office:value-type="string">
            <text:p>文房具</text:p>
          </table:table-cell>
          <table:table-cell table:style-name="ce45" office:value-type="string">
            <text:p>ハサミ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45">
            <text:p>445</text:p>
          </table:table-cell>
          <table:table-cell table:style-name="ce21" table:formula="of:=[.B446]+1" office:value-type="float" office:value="3">
            <text:p>3</text:p>
          </table:table-cell>
          <table:table-cell table:style-name="ce23"/>
          <table:table-cell table:style-name="ce25" office:value-type="string">
            <text:p>b.k2</text:p>
          </table:table-cell>
          <table:table-cell table:style-name="ce32" office:value-type="string">
            <text:p>통치자를 팔고 있습니까.</text:p>
          </table:table-cell>
          <table:table-cell table:style-name="ce44"/>
          <table:table-cell table:style-name="ce45" office:value-type="string">
            <text:p>定規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46">
            <text:p>446</text:p>
          </table:table-cell>
          <table:table-cell table:style-name="ce21" table:formula="of:=[.B447]+1" office:value-type="float" office:value="4">
            <text:p>4</text:p>
          </table:table-cell>
          <table:table-cell table:style-name="ce23"/>
          <table:table-cell table:style-name="ce25" office:value-type="string">
            <text:p>b.k3</text:p>
          </table:table-cell>
          <table:table-cell table:style-name="ce32" office:value-type="string">
            <text:p>지우개의 색은 무슨 색이 가장 좋아해요?</text:p>
          </table:table-cell>
          <table:table-cell table:style-name="ce44"/>
          <table:table-cell table:style-name="ce45" office:value-type="string">
            <text:p>消しゴム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447">
            <text:p>447</text:p>
          </table:table-cell>
          <table:table-cell table:style-name="ce21" table:formula="of:=[.B448]+1" office:value-type="float" office:value="5">
            <text:p>5</text:p>
          </table:table-cell>
          <table:table-cell table:style-name="ce23"/>
          <table:table-cell table:style-name="ce25" office:value-type="string">
            <text:p>b.v1</text:p>
          </table:table-cell>
          <table:table-cell table:style-name="ce32" office:value-type="string">
            <text:p>máu[blood chảy[stream ra từ đầu tôi</text:p>
          </table:table-cell>
          <table:table-cell table:style-name="ce44" office:value-type="string">
            <text:p>頭から、血が出ています。</text:p>
          </table:table-cell>
          <table:table-cell table:style-name="ce45" office:value-type="string">
            <text:p>ケガ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48">
            <text:p>448</text:p>
          </table:table-cell>
          <table:table-cell table:style-name="ce21" table:formula="of:=ROW()-[.A450]-1" office:value-type="float" office:value="1">
            <text:p>1</text:p>
          </table:table-cell>
          <table:table-cell table:style-name="ce23" office:value-type="date" office:date-value="2021-04-30T10:09:07.2">
            <text:p>043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tôi sử[use~1 dụng bốn cái xô[bucket, bạn mang[carry~1 theo sáu cái xẻng[shovel.</text:p>
          </table:table-cell>
          <table:table-cell table:style-name="ce44" office:value-type="string" table:number-columns-spanned="2" table:number-rows-spanned="1">
            <text:p>저는 양동이 4 개를 사용하고 삽 6 개를 가져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49">
            <text:p>449</text:p>
          </table:table-cell>
          <table:table-cell table:style-name="ce21" table:formula="of:=[.B450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hãy đẩy[push cái này như[like thế[this~1 này</text:p>
          </table:table-cell>
          <table:table-cell table:style-name="ce44" office:value-type="string" table:number-columns-spanned="2" table:number-rows-spanned="1">
            <text:p>이렇게 밀자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50">
            <text:p>450</text:p>
          </table:table-cell>
          <table:table-cell table:style-name="ce21" table:formula="of:=[.B451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비가 좀 내리고있었는데, 두 마리 모두 옹벽에 나오고 있었다.</text:p>
          </table:table-cell>
          <table:table-cell table:style-name="ce44" office:value-type="string" table:number-columns-spanned="2" table:number-rows-spanned="1">
            <text:p>Trochę padało, ale obaj wychodzili z muru oporowego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1">
            <text:p>451</text:p>
          </table:table-cell>
          <table:table-cell table:style-name="ce21" table:formula="of:=[.B452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더욱 모두 지상에 내려왔다.</text:p>
          </table:table-cell>
          <table:table-cell table:style-name="ce44" office:value-type="string" table:number-columns-spanned="2" table:number-rows-spanned="1">
            <text:p>Co więcej, wszyscy zeszli na ziemi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52">
            <text:p>452</text:p>
          </table:table-cell>
          <table:table-cell table:style-name="ce21" table:formula="of:=[.B453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잠시 마사지. 그리고 두 마리 모두 각각 안아하고 옹벽에 돌려보냈다.</text:p>
          </table:table-cell>
          <table:table-cell table:style-name="ce44" office:value-type="string" table:number-columns-spanned="2" table:number-rows-spanned="1">
            <text:p>Masuj przez chwilę. Obaj uścisnęli się i wrócili do muru oporowego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53">
            <text:p>453</text:p>
          </table:table-cell>
          <table:table-cell table:style-name="ce21" table:formula="of:=[.B4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czwartek, dwudziestego i dziewiątego kwietnia.</text:p>
          </table:table-cell>
          <table:table-cell table:style-name="ce44" office:value-type="string" table:number-columns-spanned="2" table:number-rows-spanned="1">
            <text:p>это был четверг, 20 и девятое апреля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454">
            <text:p>454</text:p>
          </table:table-cell>
          <table:table-cell table:style-name="ce21" table:formula="of:=[.B4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znowu ćwiczenie dla niskich dźwięków. w ostatnich minutach dla wysokich.</text:p>
          </table:table-cell>
          <table:table-cell table:style-name="ce44" office:value-type="string" table:number-columns-spanned="2" table:number-rows-spanned="1">
            <text:p>шино: снова упражнение для низких нот. в последние минуты за высотой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55">
            <text:p>455</text:p>
          </table:table-cell>
          <table:table-cell table:style-name="ce21" table:formula="of:=[.B456]+1" office:value-type="float" office:value="8">
            <text:p>8</text:p>
          </table:table-cell>
          <table:table-cell table:style-name="ce23"/>
          <table:table-cell table:style-name="ce25" office:value-type="string">
            <text:p>b.p1</text:p>
          </table:table-cell>
          <table:table-cell table:style-name="ce32" office:value-type="string">
            <text:p>czasami używam kasety.</text:p>
          </table:table-cell>
          <table:table-cell table:style-name="ce44" office:value-type="string" table:number-columns-spanned="2" table:number-rows-spanned="1">
            <text:p>иногда использую кассету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6">
            <text:p>456</text:p>
          </table:table-cell>
          <table:table-cell table:style-name="ce21" table:formula="of:=[.B457]+1" office:value-type="float" office:value="9">
            <text:p>9</text:p>
          </table:table-cell>
          <table:table-cell table:style-name="ce23"/>
          <table:table-cell table:style-name="ce25" office:value-type="string">
            <text:p>b.p2</text:p>
          </table:table-cell>
          <table:table-cell table:style-name="ce32" office:value-type="string">
            <text:p>używam nożyczek dla cięcia papierów</text:p>
          </table:table-cell>
          <table:table-cell table:style-name="ce44" office:value-type="string" table:number-columns-spanned="2" table:number-rows-spanned="1">
            <text:p>Я использую ножницы, чтобы разрезать бумагу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57">
            <text:p>457</text:p>
          </table:table-cell>
          <table:table-cell table:style-name="ce21" table:formula="of:=[.B458]+1" office:value-type="float" office:value="10">
            <text:p>10</text:p>
          </table:table-cell>
          <table:table-cell table:style-name="ce23"/>
          <table:table-cell table:style-name="ce25" office:value-type="string">
            <text:p>b.k1</text:p>
          </table:table-cell>
          <table:table-cell table:style-name="ce32" office:value-type="string">
            <text:p>지금 사용하고있는 가위는 훨씬 이전에 구입한 거에요.</text:p>
          </table:table-cell>
          <table:table-cell table:style-name="ce44" office:value-type="string" table:number-columns-spanned="2" table:number-rows-spanned="1">
            <text:p>Nożyczki, których teraz używam, zostały kupione dawno temu.</text:p>
          </table:table-cell>
          <table:covered-table-cell table:style-name="ce45"/>
          <table:table-cell table:style-name="ce28" office:value-type="string">
            <text:p>文房具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8">
            <text:p>458</text:p>
          </table:table-cell>
          <table:table-cell table:style-name="ce21" table:formula="of:=[.B459]+1" office:value-type="float" office:value="11">
            <text:p>11</text:p>
          </table:table-cell>
          <table:table-cell table:style-name="ce23"/>
          <table:table-cell table:style-name="ce25" office:value-type="string">
            <text:p>b.k2</text:p>
          </table:table-cell>
          <table:table-cell table:style-name="ce32" office:value-type="string">
            <text:p>이 통치자는 약간 요철이 있어요.</text:p>
          </table:table-cell>
          <table:table-cell table:style-name="ce44" office:value-type="string" table:number-columns-spanned="2" table:number-rows-spanned="1">
            <text:p>Ta linijka jest trochę nierówna.</text:p>
          </table:table-cell>
          <table:covered-table-cell table:style-name="ce45"/>
          <table:table-cell table:style-name="ce28" office:value-type="string">
            <text:p>文房具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59">
            <text:p>459</text:p>
          </table:table-cell>
          <table:table-cell table:style-name="ce21" table:formula="of:=[.B460]+1" office:value-type="float" office:value="12">
            <text:p>12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خميس، التاسع وعشرين من أبريل.</text:p>
          </table:table-cell>
          <table:table-cell table:style-name="ce44" office:value-type="string">
            <text:p>al'taasiAU</text:p>
          </table:table-cell>
          <table:table-cell table:style-name="ce45" office:value-type="string">
            <text:p>it was thursday, <text:s/>twenty-nin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60">
            <text:p>460</text:p>
          </table:table-cell>
          <table:table-cell table:style-name="ce21" table:formula="of:=[.B461]+1" office:value-type="float" office:value="13">
            <text:p>13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پنجشنبه، بيست و نهم آوريل بود.</text:p>
          </table:table-cell>
          <table:table-cell table:style-name="ce44" office:value-type="string">
            <text:p>noh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61">
            <text:p>461</text:p>
          </table:table-cell>
          <table:table-cell table:style-name="ce21" table:formula="of:=[.B462]+1" office:value-type="float" office:value="14">
            <text:p>14</text:p>
          </table:table-cell>
          <table:table-cell table:style-name="ce23"/>
          <table:table-cell table:style-name="ce25" office:value-type="string">
            <text:p>b.f1</text:p>
          </table:table-cell>
          <table:table-cell table:style-name="ce32" office:value-type="string">
            <text:p>من به فروشگاه ميروم.</text:p>
          </table:table-cell>
          <table:table-cell table:style-name="ce44" office:value-type="string">
            <text:p>furuw'shkaa / miyrawam</text:p>
          </table:table-cell>
          <table:table-cell table:style-name="ce45" office:value-type="string">
            <text:p>I go to the stor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62">
            <text:p>462</text:p>
          </table:table-cell>
          <table:table-cell table:style-name="ce21" table:formula="of:=[.B463]+1" office:value-type="float" office:value="15">
            <text:p>15</text:p>
          </table:table-cell>
          <table:table-cell table:style-name="ce23"/>
          <table:table-cell table:style-name="ce25" office:value-type="string">
            <text:p>b.f2</text:p>
          </table:table-cell>
          <table:table-cell table:style-name="ce32" office:value-type="string">
            <text:p>به پارک. به ايستگاه</text:p>
          </table:table-cell>
          <table:table-cell table:style-name="ce44" office:value-type="string">
            <text:p>iyst'kaa[statio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63">
            <text:p>463</text:p>
          </table:table-cell>
          <table:table-cell table:style-name="ce21" table:formula="of:=[.B464]+1" office:value-type="float" office:value="16">
            <text:p>16</text:p>
          </table:table-cell>
          <table:table-cell table:style-name="ce23"/>
          <table:table-cell table:style-name="ce25" office:value-type="string">
            <text:p>b.f3</text:p>
          </table:table-cell>
          <table:table-cell table:style-name="ce32" office:value-type="string">
            <text:p>اين ‍‍چيه؟ / اون چيه؟</text:p>
          </table:table-cell>
          <table:table-cell table:style-name="ce44" office:value-type="string">
            <text:p>iyn / chie / uwn[that</text:p>
          </table:table-cell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64">
            <text:p>464</text:p>
          </table:table-cell>
          <table:table-cell table:style-name="ce21" table:formula="of:=[.B465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тверг, двадцать девятое апреля.</text:p>
          </table:table-cell>
          <table:table-cell table:style-name="ce44"/>
          <table:table-cell table:style-name="ce45" office:value-type="string">
            <text:p>it was thursday, <text:s/>twenty-nin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65">
            <text:p>465</text:p>
          </table:table-cell>
          <table:table-cell table:style-name="ce21" table:formula="of:=[.B466]+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но'шу ма'ску для глаз.</text:p>
          </table:table-cell>
          <table:table-cell table:style-name="ce44" office:value-type="string" table:number-columns-spanned="2" table:number-rows-spanned="1">
            <text:p>Noszę maskę na oczy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66">
            <text:p>466</text:p>
          </table:table-cell>
          <table:table-cell table:style-name="ce21" table:formula="of:=[.B467]+1" office:value-type="float" office:value="19">
            <text:p>19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32" office:value-type="string">
            <text:p>昨天午餐。我不吃糙cao1米。只吃汤。可能出于这个原因，没有腹fu4泻xie4。</text:p>
          </table:table-cell>
          <table:table-cell table:style-name="ce44" office:value-type="string" table:number-columns-spanned="2" table:number-rows-spanned="1">
            <text:p>어제 마지막 점심. 나는 갈색 쌀을 먹지 않는다. 그냥 수프를 먹어. 이런 이유로 설사가 아닐 수도 있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67">
            <text:p>467</text:p>
          </table:table-cell>
          <table:table-cell table:style-name="ce21" table:formula="of:=ROW()-[.A469]-1" office:value-type="float" office:value="1">
            <text:p>1</text:p>
          </table:table-cell>
          <table:table-cell table:style-name="ce23" office:value-type="date" office:date-value="2021-04-30T16:39:46.37">
            <text:p>0430</text:p>
          </table:table-cell>
          <table:table-cell table:style-name="ce25" office:value-type="string">
            <text:p>b.k1</text:p>
          </table:table-cell>
          <table:table-cell table:style-name="ce32" office:value-type="string">
            <text:p>이 길을 곧장 가면 역에 도착한다.</text:p>
          </table:table-cell>
          <table:table-cell table:style-name="ce44" office:value-type="string">
            <text:p>この道をまっすぐ行くと、駅に着きます。</text:p>
          </table:table-cell>
          <table:table-cell table:style-name="ce45" office:value-type="string">
            <text:p>案内</text:p>
          </table:table-cell>
          <table:table-cell table:style-name="ce45" office:value-type="string" table:number-columns-spanned="2" table:number-rows-spanned="1">
            <text:p>Jeśli pójdziesz tą drogą prosto, dotrzesz do stacji.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68">
            <text:p>468</text:p>
          </table:table-cell>
          <table:table-cell table:style-name="ce21" table:formula="of:=[.B469]+1" office:value-type="float" office:value="2">
            <text:p>2</text:p>
          </table:table-cell>
          <table:table-cell table:style-name="ce23"/>
          <table:table-cell table:style-name="ce25" office:value-type="string">
            <text:p>b.k2</text:p>
          </table:table-cell>
          <table:table-cell table:style-name="ce32" office:value-type="string">
            <text:p>역까지 걷는면 얼마나 걸리나요?</text:p>
          </table:table-cell>
          <table:table-cell table:style-name="ce44" office:value-type="string">
            <text:p>駅まで歩くと、どのくらいかかりますか？</text:p>
          </table:table-cell>
          <table:table-cell table:style-name="ce45" office:value-type="string">
            <text:p>案内</text:p>
          </table:table-cell>
          <table:table-cell table:style-name="ce45" office:value-type="string" table:number-columns-spanned="2" table:number-rows-spanned="1">
            <text:p>Ile czasu zajmuje dojście do stacji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69">
            <text:p>469</text:p>
          </table:table-cell>
          <table:table-cell table:style-name="ce21" table:formula="of:=[.B470]+1" office:value-type="float" office:value="3">
            <text:p>3</text:p>
          </table:table-cell>
          <table:table-cell table:style-name="ce23"/>
          <table:table-cell table:style-name="ce25" office:value-type="string">
            <text:p>b.k3</text:p>
          </table:table-cell>
          <table:table-cell table:style-name="ce32" office:value-type="string">
            <text:p>베트남에 가본 적이 있어요?</text:p>
          </table:table-cell>
          <table:table-cell table:style-name="ce44" office:value-type="string">
            <text:p>ベトナムへ行ったことがありますか？</text:p>
          </table:table-cell>
          <table:table-cell table:style-name="ce45" office:value-type="string">
            <text:p>経験</text:p>
          </table:table-cell>
          <table:table-cell table:style-name="ce45" office:value-type="string" table:number-columns-spanned="2" table:number-rows-spanned="1">
            <text:p>Czy byłeś kiedyś w Wietnamie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70">
            <text:p>470</text:p>
          </table:table-cell>
          <table:table-cell table:style-name="ce21" table:formula="of:=[.B471]+1" office:value-type="float" office:value="4">
            <text:p>4</text:p>
          </table:table-cell>
          <table:table-cell table:style-name="ce23"/>
          <table:table-cell table:style-name="ce25" office:value-type="string">
            <text:p>b.k4</text:p>
          </table:table-cell>
          <table:table-cell table:style-name="ce32" office:value-type="string">
            <text:p>한자를 모르면 곤란하지 않네요?</text:p>
          </table:table-cell>
          <table:table-cell table:style-name="ce44" office:value-type="string">
            <text:p>漢字が分からないと、困るのではないですか？</text:p>
          </table:table-cell>
          <table:table-cell table:style-name="ce45" office:value-type="string">
            <text:p>金氏との会話</text:p>
          </table:table-cell>
          <table:table-cell table:style-name="ce45" office:value-type="string" table:number-columns-spanned="2" table:number-rows-spanned="1">
            <text:p>Czy nie jest to trudne, jeśli nie znasz chińskich znaków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71">
            <text:p>471</text:p>
          </table:table-cell>
          <table:table-cell table:style-name="ce21" table:formula="of:=ROW()-[.A473]-1" office:value-type="float" office:value="1">
            <text:p>1</text:p>
          </table:table-cell>
          <table:table-cell table:style-name="ce23" office:value-type="date" office:date-value="2021-05-01T09:57:11.11">
            <text:p>050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làm ơn rửa cái que này như thế này.</text:p>
          </table:table-cell>
          <table:table-cell table:style-name="ce44" office:value-type="string" table:number-columns-spanned="2" table:number-rows-spanned="1">
            <text:p>please wash this stick like this</text:p>
          </table:table-cell>
          <table:covered-table-cell table:style-name="ce45"/>
          <table:table-cell table:style-name="ce55" office:value-type="string" table:number-columns-spanned="2" table:number-rows-spanned="1">
            <text:p>이 스틱을 이렇게 씻어주세요.</text:p>
          </table:table-cell>
          <table:covered-table-cell table:style-name="ce57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72">
            <text:p>472</text:p>
          </table:table-cell>
          <table:table-cell table:style-name="ce21" table:formula="of:=[.B473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máu[blood chảy[flow ra[out từ đầu tôi.</text:p>
          </table:table-cell>
          <table:table-cell table:style-name="ce44" office:value-type="string" table:number-columns-spanned="2" table:number-rows-spanned="1">
            <text:p>頭から、血が出ています。 s-id=2</text:p>
          </table:table-cell>
          <table:covered-table-cell table:style-name="ce45"/>
          <table:table-cell table:style-name="ce55" office:value-type="string" table:number-columns-spanned="2" table:number-rows-spanned="1">
            <text:p>내 머리에서 피가 흘러 나왔다.</text:p>
          </table:table-cell>
          <table:covered-table-cell table:style-name="ce57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73">
            <text:p>473</text:p>
          </table:table-cell>
          <table:table-cell table:style-name="ce21" table:formula="of:=[.B474]+1" office:value-type="float" office:value="3">
            <text:p>3</text:p>
          </table:table-cell>
          <table:table-cell table:style-name="ce23"/>
          <table:table-cell table:style-name="ce25" office:value-type="string">
            <text:p>k1</text:p>
          </table:table-cell>
          <table:table-cell table:style-name="ce32" office:value-type="string">
            <text:p>두 마리. / 크로는 내려오지 않았다.</text:p>
          </table:table-cell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474">
            <text:p>474</text:p>
          </table:table-cell>
          <table:table-cell table:style-name="ce21" table:formula="of:=[.B475]+1" office:value-type="float" office:value="4">
            <text:p>4</text:p>
          </table:table-cell>
          <table:table-cell table:style-name="ce23"/>
          <table:table-cell table:style-name="ce25" office:value-type="string">
            <text:p>b.k1</text:p>
          </table:table-cell>
          <table:table-cell table:style-name="ce32" office:value-type="string">
            <text:p>어제는 푹 잤습니다. 그런데 오늘 아침은 아직 졸린이에요.</text:p>
          </table:table-cell>
          <table:table-cell table:style-name="ce44" office:value-type="string" table:number-columns-spanned="2" table:number-rows-spanned="1">
            <text:p>昨日は、ぐっすりと眠りました。それなのに、今朝は眠いのです。s-id=3</text:p>
          </table:table-cell>
          <table:covered-table-cell table:style-name="ce45"/>
          <table:table-cell table:style-name="ce45" office:value-type="string" table:number-columns-spanned="2" table:number-rows-spanned="1">
            <text:p>Wczoraj dobrze spałem. Ale dziś rano nadal jestem śpiący.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75">
            <text:p>475</text:p>
          </table:table-cell>
          <table:table-cell table:style-name="ce21" table:formula="of:=[.B476]+1" office:value-type="float" office:value="5">
            <text:p>5</text:p>
          </table:table-cell>
          <table:table-cell table:style-name="ce23"/>
          <table:table-cell table:style-name="ce25" office:value-type="string">
            <text:p>p1</text:p>
          </table:table-cell>
          <table:table-cell table:style-name="ce40" office:value-type="string">
            <text:p>był piątek, trzydziestego kwietnia.</text:p>
          </table:table-cell>
          <table:table-cell table:style-name="ce44" office:value-type="string" table:number-columns-spanned="2" table:number-rows-spanned="1">
            <text:p>это была пятница, 30 апреля.</text:p>
          </table:table-cell>
          <table:covered-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0">
          <table:table-cell table:style-name="ce21" table:formula="of:=ROW()-2" office:value-type="float" office:value="476">
            <text:p>476</text:p>
          </table:table-cell>
          <table:table-cell table:style-name="ce21" table:formula="of:=[.B477]+1" office:value-type="float" office:value="6">
            <text:p>6</text:p>
          </table:table-cell>
          <table:table-cell table:style-name="ce23"/>
          <table:table-cell table:style-name="ce25" office:value-type="string">
            <text:p>p2</text:p>
          </table:table-cell>
          <table:table-cell table:style-name="ce40" office:value-type="string">
            <text:p>shino : najpierw kompozycja. a potem ćwiczenia. dla poruszania się w górę i w dół na tym samym dziurem.</text:p>
          </table:table-cell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477">
            <text:p>477</text:p>
          </table:table-cell>
          <table:table-cell table:style-name="ce21" table:formula="of:=[.B478]+1" office:value-type="float" office:value="7">
            <text:p>7</text:p>
          </table:table-cell>
          <table:table-cell table:style-name="ce23"/>
          <table:table-cell table:style-name="ce25" office:value-type="string">
            <text:p>k.p1</text:p>
          </table:table-cell>
          <table:table-cell table:style-name="ce40" office:value-type="string">
            <text:p>w pokoju jest gorąco i nie mogę za bardzo spać</text:p>
          </table:table-cell>
          <table:table-cell table:style-name="ce44" office:value-type="string" table:number-columns-spanned="2" table:number-rows-spanned="1">
            <text:p>部屋の中は暑くて、とても寝ていられません。s-id=4</text:p>
          </table:table-cell>
          <table:covered-table-cell table:style-name="ce45" office:value-type="string">
            <text:p>部屋の中は暑くて、とても寝ていられません。</text:p>
          </table:covered-table-cell>
          <table:table-cell table:style-name="ce45" office:value-type="string" table:number-columns-spanned="2" table:number-rows-spanned="1">
            <text:p>방안은 덥고 매우 자고있을 수 없습니다. s-id = 4</text:p>
          </table:table-cell>
          <table:covered-table-cell table:style-name="ce23"/>
          <table:table-cell table:style-name="ce29" office:value-type="string">
            <text:p>s-id=4</text:p>
          </table:table-cell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78">
            <text:p>478</text:p>
          </table:table-cell>
          <table:table-cell table:style-name="ce21" table:formula="of:=[.B479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جمعة، الثلاثين من أبريل.</text:p>
          </table:table-cell>
          <table:table-cell table:style-name="ce44" office:value-type="string">
            <text:p>a'thalathiyna</text:p>
          </table:table-cell>
          <table:table-cell table:style-name="ce45" office:value-type="string">
            <text:p>it was friday, april thirtieth</text:p>
          </table:table-cell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79">
            <text:p>479</text:p>
          </table:table-cell>
          <table:table-cell table:style-name="ce21" table:formula="of:=[.B480]+1" office:value-type="float" office:value="9">
            <text:p>9</text:p>
          </table:table-cell>
          <table:table-cell table:style-name="ce23"/>
          <table:table-cell table:style-name="ce25" office:value-type="string">
            <text:p>b.r1</text:p>
          </table:table-cell>
          <table:table-cell table:style-name="ce32" office:value-type="string">
            <text:p>أستخدم دراجتي عندما أذهب إلى الحديقة</text:p>
          </table:table-cell>
          <table:table-cell table:style-name="ce44" office:value-type="string">
            <text:p>astach'dimu[use / daraadhatiy[bicycle / adh'habu</text:p>
          </table:table-cell>
          <table:table-cell table:style-name="ce45" office:value-type="string">
            <text:p>私は公園へ行く時、自転車を使います</text:p>
          </table:table-cell>
          <table:table-cell table:style-name="ce45" office:value-type="string" table:number-columns-spanned="2" table:number-rows-spanned="1">
            <text:p>Korzystam z roweru, kiedy idę do parku</text:p>
          </table:table-cell>
          <table:covered-table-cell table:style-name="ce23"/>
          <table:table-cell table:style-name="ce29" office:value-type="string">
            <text:p>s-id=8</text:p>
          </table:table-cell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80">
            <text:p>480</text:p>
          </table:table-cell>
          <table:table-cell table:style-name="ce21" table:formula="of:=[.B481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جمعه، سی ام آوريل بود.</text:p>
          </table:table-cell>
          <table:table-cell table:style-name="ce44" office:value-type="string">
            <text:p>dhumuE / siy om</text:p>
          </table:table-cell>
          <table:table-cell table:style-name="ce45" office:value-type="string">
            <text:p>it was friday, april thirtieth</text:p>
          </table:table-cell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481">
            <text:p>481</text:p>
          </table:table-cell>
          <table:table-cell table:style-name="ce21" table:formula="of:=[.B482]+1" office:value-type="float" office:value="11">
            <text:p>11</text:p>
          </table:table-cell>
          <table:table-cell table:style-name="ce23"/>
          <table:table-cell table:style-name="ce25" office:value-type="string">
            <text:p>b.f1</text:p>
          </table:table-cell>
          <table:table-cell table:style-name="ce32" office:value-type="string">
            <text:p>من بادم زمينی را دوست دارم.</text:p>
          </table:table-cell>
          <table:table-cell table:style-name="ce44"/>
          <table:table-cell table:style-name="ce45" office:value-type="string">
            <text:p>落花生が好きです。</text:p>
          </table:table-cell>
          <table:table-cell table:style-name="ce45" office:value-type="string" table:number-columns-spanned="2" table:number-rows-spanned="1">
            <text:p>Lubię orzeszki ziemne.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82">
            <text:p>482</text:p>
          </table:table-cell>
          <table:table-cell table:style-name="ce21" table:formula="of:=[.B483]+1" office:value-type="float" office:value="12">
            <text:p>12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8" office:value-type="string">
            <text:p>была пятница, тридца'тое апреля.</text:p>
          </table:table-cell>
          <table:table-cell table:style-name="ce44"/>
          <table:table-cell table:style-name="ce45" office:value-type="string">
            <text:p>it was friday, april thirtieth</text:p>
          </table:table-cell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3">
          <table:table-cell table:style-name="ce21" table:formula="of:=ROW()-2" office:value-type="float" office:value="483">
            <text:p>483</text:p>
          </table:table-cell>
          <table:table-cell table:style-name="ce21" table:formula="of:=[.B484]+1" office:value-type="float" office:value="13">
            <text:p>13</text:p>
          </table:table-cell>
          <table:table-cell table:style-name="ce23"/>
          <table:table-cell table:style-name="ce25" office:value-type="string">
            <text:p>c1</text:p>
          </table:table-cell>
          <table:table-cell table:style-name="ce38" office:value-type="string">
            <text:p>创可贴的布料部分。将烧酒直接涂tu2在这个部分。治疗伤口的一个新方法。</text:p>
          </table:table-cell>
          <table:table-cell table:style-name="ce44" office:value-type="string" table:number-columns-spanned="2" table:number-rows-spanned="1">
            <text:p>バンドエイドの、布の部分に、焼酎を直接付ける。</text:p>
          </table:table-cell>
          <table:covered-table-cell table:style-name="ce45"/>
          <table:table-cell table:style-name="ce45" table:number-columns-spanned="2" table:number-rows-spanned="1"/>
          <table:covered-table-cell table:style-name="ce23"/>
          <table:table-cell table:style-name="ce29" office:value-type="string">
            <text:p>cake-id=47694</text:p>
            <text:p>s-id=10</text:p>
          </table:table-cell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84">
            <text:p>484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85">
            <text:p>485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86">
            <text:p>486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87">
            <text:p>487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488">
            <text:p>488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45" table:number-columns-spanned="2" table:number-rows-spanned="1"/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5-01T11:20:24.4">
            <text:p>0501 <text:s/>1120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5-01T11:20:32.05">
            <text:p>0501 <text:s/>1120</text:p>
          </table:table-cell>
          <table:table-cell table:style-name="ce24" table:formula="of:=NOW()" office:value-type="date" office:date-value="2021-05-01T11:20:32.05">
            <text:p>0501 <text:s/>1120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5-01T11:20:32.05">
            <text:p>0501 <text:s/>112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7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office:forms form:automatic-focus="false" form:apply-design-mode="false"/>
        <table:table-column table:style-name="co1" table:default-cell-style-name="ce19"/>
        <table:table-column table:style-name="co16" table:default-cell-style-name="ce19"/>
        <table:table-column table:style-name="co4" table:default-cell-style-name="ce19"/>
        <table:table-column table:style-name="co17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59" office:value-type="date" office:date-value="2021-03-20T14:36:31.78">
            <text:p>0320</text:p>
          </table:table-cell>
          <table:table-cell table:style-name="ce59" office:value-type="date" office:date-value="2021-03-21T10:50:44.88">
            <text:p>0321</text:p>
          </table:table-cell>
          <table:table-cell table:style-name="ce59" office:value-type="date" office:date-value="2021-03-22T16:19:02.51">
            <text:p>0322</text:p>
          </table:table-cell>
          <table:table-cell table:style-name="ce59" office:value-type="date" office:date-value="2021-03-23T09:01:30.66">
            <text:p>0323</text:p>
          </table:table-cell>
          <table:table-cell table:style-name="ce59" office:value-type="date" office:date-value="2021-03-24T14:23:17.96">
            <text:p>0324</text:p>
          </table:table-cell>
          <table:table-cell table:style-name="ce59" office:value-type="date" office:date-value="2021-03-25T12:57:57.93">
            <text:p>0325</text:p>
          </table:table-cell>
          <table:table-cell table:style-name="ce59" table:number-columns-repeated="4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4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29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60" table:number-columns-repeated="4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4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29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60" table:number-columns-repeated="4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4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60" table:number-columns-repeated="5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4">
          <table:table-cell table:style-name="ce58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60" table:number-columns-repeated="5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4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29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60" table:number-columns-repeated="5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4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60" table:number-columns-repeated="4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4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60" table:number-columns-repeated="4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number-columns-repeated="5" table:style-name="ce60" office:value-type="string">
            <text:p>#</text:p>
          </table:table-cell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60" table:number-columns-repeated="5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60" table:number-columns-repeated="5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60" table:number-columns-repeated="5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60" table:number-columns-repeated="5"/>
          <table:table-cell table:style-name="ce24" table:formula="of:=NOW()" office:value-type="date" office:date-value="2021-05-01T11:20:34.57">
            <text:p>0501 <text:s/>112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5-01T11:20:34.54">
            <text:p>0501 <text:s/>1120</text:p>
          </table:table-cell>
          <table:table-cell table:style-name="ce10" table:formula="of:=NOW()" office:value-type="date" office:date-value="2021-05-01T11:20:34.54">
            <text:p>0501 <text:s/>1120</text:p>
          </table:table-cell>
          <table:table-cell table:style-name="ce24" table:formula="of:=NOW()" office:value-type="date" office:date-value="2021-05-01T11:20:34.54">
            <text:p>0501 <text:s/>1120</text:p>
          </table:table-cell>
          <table:table-cell table:style-name="ce24" table:formula="of:=NOW()" office:value-type="date" office:date-value="2021-05-01T11:20:34.55">
            <text:p>0501 <text:s/>1120</text:p>
          </table:table-cell>
          <table:table-cell table:style-name="ce24" table:formula="of:=NOW()" office:value-type="date" office:date-value="2021-05-01T11:20:34.55">
            <text:p>0501 <text:s/>1120</text:p>
          </table:table-cell>
          <table:table-cell table:style-name="ce24" table:formula="of:=NOW()" office:value-type="date" office:date-value="2021-05-01T11:20:34.56">
            <text:p>0501 <text:s/>1120</text:p>
          </table:table-cell>
          <table:table-cell table:style-name="ce24" table:formula="of:=NOW()" office:value-type="date" office:date-value="2021-05-01T11:20:34.56">
            <text:p>0501 <text:s/>1120</text:p>
          </table:table-cell>
          <table:table-cell table:style-name="ce24" table:formula="of:=NOW()" office:value-type="date" office:date-value="2021-05-01T11:20:34.56">
            <text:p>0501 <text:s/>1120</text:p>
          </table:table-cell>
          <table:table-cell table:style-name="ce24" table:formula="of:=NOW()" office:value-type="date" office:date-value="2021-05-01T11:20:34.57">
            <text:p>0501 <text:s/>1120</text:p>
          </table:table-cell>
          <table:table-cell table:style-name="ce24" table:formula="of:=NOW()" office:value-type="date" office:date-value="2021-05-01T11:20:34.57">
            <text:p>0501 <text:s/>1120</text:p>
          </table:table-cell>
          <table:table-cell table:style-name="ce24" table:formula="of:=NOW()" office:value-type="date" office:date-value="2021-05-01T11:20:34.57">
            <text:p>0501 <text:s/>1120</text:p>
          </table:table-cell>
          <table:table-cell table:style-name="ce24" table:formula="of:=NOW()" office:value-type="date" office:date-value="2021-05-01T11:20:34.57">
            <text:p>0501 <text:s/>1120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1">2021/05/01</text:date>, <text:time>11:21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1T11:20:39.38</dc:date>
    <dc:creator>iwabuchi ken</dc:creator>
    <meta:editing-duration>P2DT5H37M19S</meta:editing-duration>
    <meta:editing-cycles>302</meta:editing-cycles>
    <meta:generator>OpenOffice/4.1.3$Win32 OpenOffice.org_project/413m1$Build-9783</meta:generator>
    <meta:document-statistic meta:table-count="4" meta:cell-count="3433" meta:object-count="0"/>
  </office:meta>
</office:document-meta>
</file>